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1" svg:font-family="Calibri" style:font-adornments="Estánd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áboa1" style:family="table">
      <style:table-properties style:width="17cm" table:align="margins"/>
    </style:style>
    <style:style style:name="Táboa1.A" style:family="table-column">
      <style:table-column-properties style:column-width="17cm" style:rel-column-width="65535*"/>
    </style:style>
    <style:style style:name="Táboa1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2" style:family="table">
      <style:table-properties style:width="17cm" table:align="margins"/>
    </style:style>
    <style:style style:name="Táboa2.A" style:family="table-column">
      <style:table-column-properties style:column-width="17cm" style:rel-column-width="65535*"/>
    </style:style>
    <style:style style:name="Táboa2.A1" style:family="table-cell">
      <style:table-cell-properties fo:background-color="#fff5ce" fo:padding="0.097cm" fo:border="0.5pt solid #000000">
        <style:background-image/>
      </style:table-cell-properties>
    </style:style>
    <style:style style:name="Táboa12" style:family="table">
      <style:table-properties style:width="16.268cm" table:align="right"/>
    </style:style>
    <style:style style:name="Táboa12.A" style:family="table-column">
      <style:table-column-properties style:column-width="2.695cm"/>
    </style:style>
    <style:style style:name="Táboa12.B" style:family="table-column">
      <style:table-column-properties style:column-width="4.106cm"/>
    </style:style>
    <style:style style:name="Táboa12.C" style:family="table-column">
      <style:table-column-properties style:column-width="3.792cm"/>
    </style:style>
    <style:style style:name="Táboa12.D" style:family="table-column">
      <style:table-column-properties style:column-width="5.674cm"/>
    </style:style>
    <style:style style:name="Táboa12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2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2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2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3" style:family="table">
      <style:table-properties style:width="16.268cm" table:align="right"/>
    </style:style>
    <style:style style:name="Táboa13.A" style:family="table-column">
      <style:table-column-properties style:column-width="2.695cm"/>
    </style:style>
    <style:style style:name="Táboa13.B" style:family="table-column">
      <style:table-column-properties style:column-width="4.106cm"/>
    </style:style>
    <style:style style:name="Táboa13.C" style:family="table-column">
      <style:table-column-properties style:column-width="3.792cm"/>
    </style:style>
    <style:style style:name="Táboa13.D" style:family="table-column">
      <style:table-column-properties style:column-width="5.674cm"/>
    </style:style>
    <style:style style:name="Táboa13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3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3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3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6" style:family="table">
      <style:table-properties style:width="16.268cm" table:align="right"/>
    </style:style>
    <style:style style:name="Táboa16.A" style:family="table-column">
      <style:table-column-properties style:column-width="2.695cm"/>
    </style:style>
    <style:style style:name="Táboa16.B" style:family="table-column">
      <style:table-column-properties style:column-width="4.106cm"/>
    </style:style>
    <style:style style:name="Táboa16.C" style:family="table-column">
      <style:table-column-properties style:column-width="3.792cm"/>
    </style:style>
    <style:style style:name="Táboa16.D" style:family="table-column">
      <style:table-column-properties style:column-width="5.674cm"/>
    </style:style>
    <style:style style:name="Táboa16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6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6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6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5" style:family="table">
      <style:table-properties style:width="16.268cm" table:align="right"/>
    </style:style>
    <style:style style:name="Táboa15.A" style:family="table-column">
      <style:table-column-properties style:column-width="2.695cm"/>
    </style:style>
    <style:style style:name="Táboa15.B" style:family="table-column">
      <style:table-column-properties style:column-width="4.703cm"/>
    </style:style>
    <style:style style:name="Táboa15.C" style:family="table-column">
      <style:table-column-properties style:column-width="3.704cm"/>
    </style:style>
    <style:style style:name="Táboa15.D" style:family="table-column">
      <style:table-column-properties style:column-width="5.166cm"/>
    </style:style>
    <style:style style:name="Táboa15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5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5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5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1" style:family="table">
      <style:table-properties style:width="16.268cm" table:align="right"/>
    </style:style>
    <style:style style:name="Táboa11.A" style:family="table-column">
      <style:table-column-properties style:column-width="2.695cm"/>
    </style:style>
    <style:style style:name="Táboa11.B" style:family="table-column">
      <style:table-column-properties style:column-width="4.703cm"/>
    </style:style>
    <style:style style:name="Táboa11.C" style:family="table-column">
      <style:table-column-properties style:column-width="3.704cm"/>
    </style:style>
    <style:style style:name="Táboa11.D" style:family="table-column">
      <style:table-column-properties style:column-width="5.166cm"/>
    </style:style>
    <style:style style:name="Táboa11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1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1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1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4" style:family="table">
      <style:table-properties style:width="16.268cm" table:align="right"/>
    </style:style>
    <style:style style:name="Táboa14.A" style:family="table-column">
      <style:table-column-properties style:column-width="2.695cm"/>
    </style:style>
    <style:style style:name="Táboa14.B" style:family="table-column">
      <style:table-column-properties style:column-width="4.703cm"/>
    </style:style>
    <style:style style:name="Táboa14.C" style:family="table-column">
      <style:table-column-properties style:column-width="3.704cm"/>
    </style:style>
    <style:style style:name="Táboa14.D" style:family="table-column">
      <style:table-column-properties style:column-width="5.166cm"/>
    </style:style>
    <style:style style:name="Táboa14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4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4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4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7" style:family="table">
      <style:table-properties style:width="16.268cm" table:align="right"/>
    </style:style>
    <style:style style:name="Táboa17.A" style:family="table-column">
      <style:table-column-properties style:column-width="2.695cm"/>
    </style:style>
    <style:style style:name="Táboa17.B" style:family="table-column">
      <style:table-column-properties style:column-width="4.703cm"/>
    </style:style>
    <style:style style:name="Táboa17.C" style:family="table-column">
      <style:table-column-properties style:column-width="3.704cm"/>
    </style:style>
    <style:style style:name="Táboa17.D" style:family="table-column">
      <style:table-column-properties style:column-width="5.166cm"/>
    </style:style>
    <style:style style:name="Táboa17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7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7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7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8" style:family="table">
      <style:table-properties style:width="16.268cm" table:align="right"/>
    </style:style>
    <style:style style:name="Táboa18.A" style:family="table-column">
      <style:table-column-properties style:column-width="2.695cm"/>
    </style:style>
    <style:style style:name="Táboa18.B" style:family="table-column">
      <style:table-column-properties style:column-width="4.703cm"/>
    </style:style>
    <style:style style:name="Táboa18.C" style:family="table-column">
      <style:table-column-properties style:column-width="3.704cm"/>
    </style:style>
    <style:style style:name="Táboa18.D" style:family="table-column">
      <style:table-column-properties style:column-width="5.166cm"/>
    </style:style>
    <style:style style:name="Táboa18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8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8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8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9" style:family="table">
      <style:table-properties style:width="16.268cm" table:align="right"/>
    </style:style>
    <style:style style:name="Táboa19.A" style:family="table-column">
      <style:table-column-properties style:column-width="2.695cm"/>
    </style:style>
    <style:style style:name="Táboa19.B" style:family="table-column">
      <style:table-column-properties style:column-width="4.703cm"/>
    </style:style>
    <style:style style:name="Táboa19.C" style:family="table-column">
      <style:table-column-properties style:column-width="3.704cm"/>
    </style:style>
    <style:style style:name="Táboa19.D" style:family="table-column">
      <style:table-column-properties style:column-width="5.166cm"/>
    </style:style>
    <style:style style:name="Táboa19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9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9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9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20" style:family="table">
      <style:table-properties style:width="16.268cm" table:align="right"/>
    </style:style>
    <style:style style:name="Táboa20.A" style:family="table-column">
      <style:table-column-properties style:column-width="2.695cm"/>
    </style:style>
    <style:style style:name="Táboa20.B" style:family="table-column">
      <style:table-column-properties style:column-width="4.703cm"/>
    </style:style>
    <style:style style:name="Táboa20.C" style:family="table-column">
      <style:table-column-properties style:column-width="3.704cm"/>
    </style:style>
    <style:style style:name="Táboa20.D" style:family="table-column">
      <style:table-column-properties style:column-width="5.166cm"/>
    </style:style>
    <style:style style:name="Táboa20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20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20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20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3" style:family="table">
      <style:table-properties style:width="17cm" table:align="margins"/>
    </style:style>
    <style:style style:name="Táboa3.A" style:family="table-column">
      <style:table-column-properties style:column-width="17cm" style:rel-column-width="65535*"/>
    </style:style>
    <style:style style:name="Táboa3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4" style:family="table">
      <style:table-properties style:width="17cm" table:align="margins"/>
    </style:style>
    <style:style style:name="Táboa4.A" style:family="table-column">
      <style:table-column-properties style:column-width="17cm" style:rel-column-width="65535*"/>
    </style:style>
    <style:style style:name="Táboa4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Táboa5" style:family="table">
      <style:table-properties style:width="17cm" table:align="margins"/>
    </style:style>
    <style:style style:name="Táboa5.A" style:family="table-column">
      <style:table-column-properties style:column-width="17cm" style:rel-column-width="65535*"/>
    </style:style>
    <style:style style:name="Táboa5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6" style:family="table">
      <style:table-properties style:width="17cm" table:align="margins"/>
    </style:style>
    <style:style style:name="Táboa6.A" style:family="table-column">
      <style:table-column-properties style:column-width="17cm" style:rel-column-width="65535*"/>
    </style:style>
    <style:style style:name="Táboa6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Táboa7" style:family="table">
      <style:table-properties style:width="17cm" table:align="margins"/>
    </style:style>
    <style:style style:name="Táboa7.A" style:family="table-column">
      <style:table-column-properties style:column-width="17cm" style:rel-column-width="65535*"/>
    </style:style>
    <style:style style:name="Táboa7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8" style:family="table">
      <style:table-properties style:width="17cm" table:align="margins"/>
    </style:style>
    <style:style style:name="Táboa8.A" style:family="table-column">
      <style:table-column-properties style:column-width="17cm" style:rel-column-width="65535*"/>
    </style:style>
    <style:style style:name="Táboa8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Táboa9" style:family="table">
      <style:table-properties style:width="17cm" table:align="margins"/>
    </style:style>
    <style:style style:name="Táboa9.A" style:family="table-column">
      <style:table-column-properties style:column-width="17cm" style:rel-column-width="65535*"/>
    </style:style>
    <style:style style:name="Táboa9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10" style:family="table">
      <style:table-properties style:width="17cm" table:align="margins"/>
    </style:style>
    <style:style style:name="Táboa10.A" style:family="table-column">
      <style:table-column-properties style:column-width="17cm" style:rel-column-width="65535*"/>
    </style:style>
    <style:style style:name="Táboa10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P1" style:family="paragraph" style:parent-style-name="Standard">
      <loext:graphic-properties draw:fill="none" draw:fill-color="#d3d3d3" draw:fill-gradient-name="gradient" draw:fill-hatch-name="hatch"/>
      <style:paragraph-properties fo:line-height="100%" fo:text-align="center" style:justify-single-word="false" fo:break-before="page" fo:background-color="transparent" fo:padding="0.049cm" fo:border="none" style:join-border="false"/>
      <style:text-properties style:font-name="Calibri" fo:font-size="16pt" fo:font-weight="bold" officeooo:rsid="00420b6f" officeooo:paragraph-rsid="00420b6f" style:font-size-asian="14pt" style:font-weight-asian="bold" style:font-size-complex="16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20b6f" style:font-size-asian="10pt" style:font-weight-asian="bold" style:font-size-complex="10pt" style:font-weight-complex="bold"/>
    </style:style>
    <style:style style:name="P3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20b6f" style:font-size-asian="1.75pt" style:font-size-complex="2pt"/>
    </style:style>
    <style:style style:name="P4" style:family="paragraph" style:parent-style-name="Text_20_body">
      <style:paragraph-properties fo:margin-top="0cm" fo:margin-bottom="0.3cm" style:contextual-spacing="false" fo:text-align="justify" style:justify-single-word="false"/>
      <style:text-properties style:font-name="Calibri" fo:font-size="12pt" officeooo:rsid="00557cfd" officeooo:paragraph-rsid="00557cfd" style:font-size-asian="10.5pt" style:font-size-complex="12pt"/>
    </style:style>
    <style:style style:name="P5" style:family="paragraph" style:parent-style-name="Text_20_body">
      <style:paragraph-properties fo:margin-top="0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d1c5c" officeooo:paragraph-rsid="006d1c5c" style:font-size-asian="8pt" style:font-size-complex="8pt"/>
    </style:style>
    <style:style style:name="P6" style:family="paragraph" style:parent-style-name="Text_20_body">
      <style:paragraph-properties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bold" officeooo:rsid="00596b99" officeooo:paragraph-rsid="00596b99" style:font-size-asian="8pt" style:font-weight-asian="bold" style:font-size-complex="8pt" style:font-weight-complex="bold"/>
    </style:style>
    <style:style style:name="P7" style:family="paragraph" style:parent-style-name="Text_20_body">
      <style:paragraph-properties fo:margin-left="0.499cm" fo:margin-top="0cm" fo:margin-bottom="0.3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6d1c5c" style:font-size-asian="8pt" style:font-size-complex="8pt"/>
    </style:style>
    <style:style style:name="P8" style:family="paragraph" style:parent-style-name="Text_20_body" style:list-style-name="L1">
      <loext:graphic-properties draw:fill="none"/>
      <style:paragraph-properties fo:margin-left="1.401cm" fo:margin-right="0.3cm" fo:margin-top="0cm" fo:margin-bottom="0cm" style:contextual-spacing="false" fo:line-height="115%" fo:text-align="justify" style:justify-single-word="false" fo:text-indent="-0.4cm" style:auto-text-indent="false" fo:background-color="transparent">
        <style:tab-stops>
          <style:tab-stop style:position="0.088cm"/>
        </style:tab-stops>
      </style:paragraph-properties>
      <style:text-properties fo:color="#555555" loext:opacity="100%" style:font-name="Calibri" fo:font-size="7pt" officeooo:rsid="0061f53c" officeooo:paragraph-rsid="00bd1034" style:font-size-asian="7pt" style:font-size-complex="7pt"/>
    </style:style>
    <style:style style:name="P9" style:family="paragraph" style:parent-style-name="Text_20_body" style:list-style-name="L1">
      <loext:graphic-properties draw:fill="none"/>
      <style:paragraph-properties fo:margin-left="1.401cm" fo:margin-right="0.3cm" fo:margin-top="0cm" fo:margin-bottom="0cm" style:contextual-spacing="false" fo:line-height="115%" fo:text-align="justify" style:justify-single-word="false" fo:text-indent="-0.4cm" style:auto-text-indent="false" fo:background-color="transparent">
        <style:tab-stops>
          <style:tab-stop style:position="0.088cm"/>
        </style:tab-stops>
      </style:paragraph-properties>
      <style:text-properties fo:color="#555555" loext:opacity="100%" style:font-name="Calibri" fo:font-size="7pt" officeooo:rsid="0061f53c" officeooo:paragraph-rsid="00d07018" style:font-size-asian="7pt" style:font-size-complex="7pt"/>
    </style:style>
    <style:style style:name="P10" style:family="paragraph" style:parent-style-name="Text_20_body">
      <style:paragraph-properties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bold" officeooo:rsid="00596b99" officeooo:paragraph-rsid="006d1c5c" style:font-size-asian="8pt" style:font-weight-asian="bold" style:font-size-complex="8pt" style:font-weight-complex="bold"/>
    </style:style>
    <style:style style:name="P11" style:family="paragraph" style:parent-style-name="Text_20_body">
      <style:paragraph-properties fo:margin-left="0.499cm" fo:margin-top="0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e72cf" officeooo:paragraph-rsid="006e72cf" style:font-size-asian="8pt" style:font-size-complex="8pt"/>
    </style:style>
    <style:style style:name="P12" style:family="paragraph" style:parent-style-name="Text_20_body">
      <style:paragraph-properties fo:margin-left="0.499cm"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61f53c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63b94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Calibri" fo:font-size="6pt" officeooo:rsid="00c33e55" officeooo:paragraph-rsid="00c33e55" style:font-size-asian="6pt" style:font-size-complex="6pt"/>
    </style:style>
    <style:style style:name="P15" style:family="paragraph" style:parent-style-name="Table_20_Contents">
      <style:paragraph-properties fo:text-align="justify" style:justify-single-word="false"/>
      <style:text-properties style:font-name="Calibri" fo:font-size="6pt" officeooo:rsid="0063b94d" officeooo:paragraph-rsid="0063b94d" style:font-size-asian="6pt" style:font-size-complex="6pt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6pt" officeooo:rsid="0062b635" officeooo:paragraph-rsid="0063b94d" style:font-size-asian="6pt" style:font-size-complex="6pt"/>
    </style:style>
    <style:style style:name="P17" style:family="paragraph" style:parent-style-name="Table_20_Contents">
      <style:paragraph-properties fo:text-align="justify" style:justify-single-word="false"/>
      <style:text-properties style:font-name="Calibri" fo:font-size="6pt" officeooo:rsid="00ca2739" officeooo:paragraph-rsid="00ca2739" style:font-size-asian="6pt" style:font-size-complex="6pt"/>
    </style:style>
    <style:style style:name="P18" style:family="paragraph" style:parent-style-name="Table_20_Contents">
      <style:paragraph-properties fo:text-align="justify" style:justify-single-word="false"/>
      <style:text-properties style:font-name="Calibri" fo:font-size="6pt" officeooo:rsid="00830681" officeooo:paragraph-rsid="00830681" style:font-size-asian="6pt" style:font-size-complex="6pt"/>
    </style:style>
    <style:style style:name="P19" style:family="paragraph" style:parent-style-name="Table_20_Contents">
      <style:paragraph-properties fo:text-align="justify" style:justify-single-word="false"/>
      <style:text-properties style:font-name="Calibri" fo:font-size="6pt" officeooo:rsid="006e72cf" officeooo:paragraph-rsid="006e72cf" style:font-size-asian="6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642849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style:font-name="Calibri" fo:font-size="6pt" officeooo:rsid="00c204b6" officeooo:paragraph-rsid="00c204b6" style:font-size-asian="6pt" style:font-size-complex="6pt"/>
    </style:style>
    <style:style style:name="P22" style:family="paragraph" style:parent-style-name="Table_20_Contents">
      <style:paragraph-properties fo:text-align="justify" style:justify-single-word="false"/>
      <style:text-properties style:font-name="Calibri" fo:font-size="6pt" officeooo:rsid="0063b94d" officeooo:paragraph-rsid="00642849" style:font-size-asian="6pt" style:font-size-complex="6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6pt" officeooo:rsid="0062b635" officeooo:paragraph-rsid="00642849" style:font-size-asian="6pt" style:font-size-complex="6pt"/>
    </style:style>
    <style:style style:name="P24" style:family="paragraph" style:parent-style-name="Table_20_Contents">
      <style:paragraph-properties fo:text-align="justify" style:justify-single-word="false"/>
      <style:text-properties style:font-name="Calibri" fo:font-size="6pt" officeooo:rsid="0083af09" officeooo:paragraph-rsid="0083af09" style:font-size-asian="6pt" style:font-size-complex="6pt"/>
    </style:style>
    <style:style style:name="P25" style:family="paragraph" style:parent-style-name="Text_20_body">
      <style:paragraph-properties fo:margin-left="0.499cm"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928ad3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928ad3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font-name="Calibri" fo:font-size="6pt" officeooo:rsid="0074a67a" officeooo:paragraph-rsid="00928ad3" style:font-size-asian="6pt" style:font-size-complex="6pt"/>
    </style:style>
    <style:style style:name="P28" style:family="paragraph" style:parent-style-name="Table_20_Contents">
      <style:paragraph-properties fo:text-align="justify" style:justify-single-word="false"/>
      <style:text-properties style:font-name="Calibri" fo:font-size="6pt" officeooo:rsid="0062b635" officeooo:paragraph-rsid="00928ad3" style:font-size-asian="6pt" style:font-size-complex="6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6pt" officeooo:rsid="008ca671" officeooo:paragraph-rsid="00928ad3" style:font-size-asian="6pt" style:font-size-complex="6pt"/>
    </style:style>
    <style:style style:name="P30" style:family="paragraph" style:parent-style-name="Table_20_Contents">
      <style:paragraph-properties fo:text-align="justify" style:justify-single-word="false"/>
      <style:text-properties style:font-name="Calibri" fo:font-size="6pt" officeooo:rsid="00cbf101" officeooo:paragraph-rsid="00cbf101" style:font-size-asian="6pt" style:font-size-complex="6pt"/>
    </style:style>
    <style:style style:name="P31" style:family="paragraph" style:parent-style-name="Standard">
      <style:text-properties style:font-name="Calibri" fo:font-size="6pt" officeooo:rsid="008ca671" officeooo:paragraph-rsid="00928ad3" style:font-size-asian="5.25pt" style:font-size-complex="6pt"/>
    </style:style>
    <style:style style:name="P32" style:family="paragraph" style:parent-style-name="Table_20_Contents">
      <style:paragraph-properties fo:text-align="justify" style:justify-single-word="false"/>
      <style:text-properties style:font-name="Calibri" fo:font-size="6pt" officeooo:rsid="007631da" officeooo:paragraph-rsid="00928ad3" style:font-size-asian="6pt" style:font-size-complex="6pt"/>
    </style:style>
    <style:style style:name="P33" style:family="paragraph" style:parent-style-name="Table_20_Contents">
      <style:paragraph-properties fo:text-align="justify" style:justify-single-word="false"/>
      <style:text-properties style:font-name="Calibri" fo:font-size="6pt" officeooo:rsid="00830681" officeooo:paragraph-rsid="00928ad3" style:font-size-asian="6pt" style:font-size-complex="6pt"/>
    </style:style>
    <style:style style:name="P34" style:family="paragraph" style:parent-style-name="Text_20_body">
      <style:paragraph-properties fo:margin-left="0.499cm"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7631da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7631da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style:font-name="Calibri" fo:font-size="6pt" officeooo:rsid="00c10418" officeooo:paragraph-rsid="00c10418" style:font-size-asian="6pt" style:font-size-complex="6pt"/>
    </style:style>
    <style:style style:name="P37" style:family="paragraph" style:parent-style-name="Table_20_Contents">
      <style:paragraph-properties fo:text-align="justify" style:justify-single-word="false"/>
      <style:text-properties style:font-name="Calibri" fo:font-size="6pt" officeooo:rsid="0062b635" officeooo:paragraph-rsid="007631da" style:font-size-asian="6pt" style:font-size-complex="6pt"/>
    </style:style>
    <style:style style:name="P38" style:family="paragraph" style:parent-style-name="Table_20_Contents">
      <style:paragraph-properties fo:text-align="justify" style:justify-single-word="false"/>
      <style:text-properties style:font-name="Calibri" fo:font-size="6pt" officeooo:rsid="008bbe6b" officeooo:paragraph-rsid="008bbe6b" style:font-size-asian="6pt" style:font-size-complex="6pt"/>
    </style:style>
    <style:style style:name="P39" style:family="paragraph" style:parent-style-name="Table_20_Contents">
      <style:paragraph-properties fo:text-align="justify" style:justify-single-word="false"/>
      <style:text-properties style:font-name="Calibri" fo:font-size="6pt" officeooo:rsid="00c89e42" officeooo:paragraph-rsid="00c89e42" style:font-size-asian="6pt" style:font-size-complex="6pt"/>
    </style:style>
    <style:style style:name="P40" style:family="paragraph" style:parent-style-name="Standard">
      <style:text-properties style:font-name="Calibri" fo:font-size="6pt" officeooo:rsid="008bbe6b" officeooo:paragraph-rsid="008bbe6b" style:font-size-asian="5.25pt" style:font-size-complex="6pt"/>
    </style:style>
    <style:style style:name="P41" style:family="paragraph" style:parent-style-name="Text_20_body">
      <style:paragraph-properties fo:margin-left="0.499cm"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b5021b" style:font-size-asian="8pt" style:font-size-complex="8pt"/>
    </style:style>
    <style:style style:name="P42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b5021b" style:font-size-asian="8pt" style:font-weight-asian="bold" style:font-size-complex="8pt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style:font-name="Calibri" fo:font-size="6pt" officeooo:rsid="0062b635" officeooo:paragraph-rsid="00b5021b" style:font-size-asian="6pt" style:font-size-complex="6pt"/>
    </style:style>
    <style:style style:name="P44" style:family="paragraph" style:parent-style-name="Table_20_Contents">
      <style:paragraph-properties fo:text-align="justify" style:justify-single-word="false"/>
      <style:text-properties style:font-name="Calibri" fo:font-size="6pt" officeooo:rsid="008bbe6b" officeooo:paragraph-rsid="00b5021b" style:font-size-asian="6pt" style:font-size-complex="6pt"/>
    </style:style>
    <style:style style:name="P45" style:family="paragraph" style:parent-style-name="Standard">
      <style:text-properties style:font-name="Calibri" fo:font-size="6pt" officeooo:rsid="008c7052" officeooo:paragraph-rsid="00b5021b" style:font-size-asian="5.25pt" style:font-size-complex="6pt"/>
    </style:style>
    <style:style style:name="P46" style:family="paragraph" style:parent-style-name="Table_20_Contents">
      <style:paragraph-properties fo:text-align="justify" style:justify-single-word="false"/>
      <style:text-properties style:font-name="Calibri" fo:font-size="6pt" officeooo:rsid="0077f11e" officeooo:paragraph-rsid="00b5021b" style:font-size-asian="6pt" style:font-size-complex="6pt"/>
    </style:style>
    <style:style style:name="P47" style:family="paragraph" style:parent-style-name="Table_20_Contents">
      <style:paragraph-properties fo:text-align="justify" style:justify-single-word="false"/>
      <style:text-properties style:font-name="Calibri" fo:font-size="6pt" officeooo:rsid="00cbf101" officeooo:paragraph-rsid="00b5021b" style:font-size-asian="6pt" style:font-size-complex="6pt"/>
    </style:style>
    <style:style style:name="P48" style:family="paragraph" style:parent-style-name="Table_20_Contents">
      <style:paragraph-properties fo:text-align="justify" style:justify-single-word="false"/>
      <style:text-properties style:font-name="Calibri" fo:font-size="6pt" officeooo:rsid="008c7052" officeooo:paragraph-rsid="00b5021b" style:font-size-asian="6pt" style:font-size-complex="6pt"/>
    </style:style>
    <style:style style:name="P49" style:family="paragraph" style:parent-style-name="Text_20_body">
      <style:paragraph-properties fo:margin-left="0.499cm"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c42bfe" style:font-size-asian="8pt" style:font-size-complex="8pt"/>
    </style:style>
    <style:style style:name="P50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c42bfe" style:font-size-asian="8pt" style:font-weight-asian="bold" style:font-size-complex="8pt" style:font-weight-complex="bold"/>
    </style:style>
    <style:style style:name="P51" style:family="paragraph" style:parent-style-name="Table_20_Contents">
      <style:paragraph-properties fo:text-align="justify" style:justify-single-word="false"/>
      <style:text-properties style:font-name="Calibri" fo:font-size="6pt" officeooo:rsid="00c10418" officeooo:paragraph-rsid="00c42bfe" style:font-size-asian="6pt" style:font-size-complex="6pt"/>
    </style:style>
    <style:style style:name="P52" style:family="paragraph" style:parent-style-name="Table_20_Contents">
      <style:paragraph-properties fo:text-align="justify" style:justify-single-word="false"/>
      <style:text-properties style:font-name="Calibri" fo:font-size="6pt" officeooo:rsid="0062b635" officeooo:paragraph-rsid="00c42bfe" style:font-size-asian="6pt" style:font-size-complex="6pt"/>
    </style:style>
    <style:style style:name="P53" style:family="paragraph" style:parent-style-name="Table_20_Contents">
      <style:paragraph-properties fo:text-align="justify" style:justify-single-word="false"/>
      <style:text-properties style:font-name="Calibri" fo:font-size="6pt" officeooo:rsid="008bbe6b" officeooo:paragraph-rsid="00c42bfe" style:font-size-asian="6pt" style:font-size-complex="6pt"/>
    </style:style>
    <style:style style:name="P54" style:family="paragraph" style:parent-style-name="Table_20_Contents">
      <style:paragraph-properties fo:text-align="justify" style:justify-single-word="false"/>
      <style:text-properties style:font-name="Calibri" fo:font-size="6pt" officeooo:rsid="00c76746" officeooo:paragraph-rsid="00c76746" style:font-size-asian="6pt" style:font-size-complex="6pt"/>
    </style:style>
    <style:style style:name="P55" style:family="paragraph" style:parent-style-name="Standard">
      <style:text-properties style:font-name="Calibri" fo:font-size="6pt" officeooo:rsid="00c76746" officeooo:paragraph-rsid="00c76746" style:font-size-asian="5.25pt" style:font-size-complex="6pt"/>
    </style:style>
    <style:style style:name="P56" style:family="paragraph" style:parent-style-name="Table_20_Contents">
      <style:paragraph-properties fo:text-align="justify" style:justify-single-word="false"/>
      <style:text-properties style:font-name="Calibri" fo:font-size="6pt" officeooo:rsid="0077f11e" officeooo:paragraph-rsid="00c42bfe" style:font-size-asian="6pt" style:font-size-complex="6pt"/>
    </style:style>
    <style:style style:name="P57" style:family="paragraph" style:parent-style-name="Table_20_Contents">
      <style:paragraph-properties fo:text-align="justify" style:justify-single-word="false"/>
      <style:text-properties style:font-name="Calibri" fo:font-size="6pt" officeooo:rsid="00c42bfe" officeooo:paragraph-rsid="00c76746" style:font-size-asian="6pt" style:font-size-complex="6pt"/>
    </style:style>
    <style:style style:name="P58" style:family="paragraph" style:parent-style-name="Text_20_body">
      <style:paragraph-properties fo:margin-left="0.499cm"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c4b08d" style:font-size-asian="8pt" style:font-size-complex="8pt"/>
    </style:style>
    <style:style style:name="P59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c4b08d" style:font-size-asian="8pt" style:font-weight-asian="bold" style:font-size-complex="8pt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style:font-name="Calibri" fo:font-size="6pt" officeooo:rsid="00c10418" officeooo:paragraph-rsid="00c4b08d" style:font-size-asian="6pt" style:font-size-complex="6pt"/>
    </style:style>
    <style:style style:name="P61" style:family="paragraph" style:parent-style-name="Table_20_Contents">
      <style:paragraph-properties fo:text-align="justify" style:justify-single-word="false"/>
      <style:text-properties style:font-name="Calibri" fo:font-size="6pt" officeooo:rsid="0062b635" officeooo:paragraph-rsid="00c4b08d" style:font-size-asian="6pt" style:font-size-complex="6pt"/>
    </style:style>
    <style:style style:name="P62" style:family="paragraph" style:parent-style-name="Table_20_Contents">
      <style:paragraph-properties fo:text-align="justify" style:justify-single-word="false"/>
      <style:text-properties style:font-name="Calibri" fo:font-size="6pt" officeooo:rsid="008bbe6b" officeooo:paragraph-rsid="00c4b08d" style:font-size-asian="6pt" style:font-size-complex="6pt"/>
    </style:style>
    <style:style style:name="P63" style:family="paragraph" style:parent-style-name="Table_20_Contents">
      <style:paragraph-properties fo:text-align="justify" style:justify-single-word="false"/>
      <style:text-properties style:font-name="Calibri" fo:font-size="6pt" officeooo:rsid="00c4b08d" officeooo:paragraph-rsid="00c76746" style:font-size-asian="6pt" style:font-size-complex="6pt"/>
    </style:style>
    <style:style style:name="P64" style:family="paragraph" style:parent-style-name="Standard">
      <style:text-properties style:font-name="Calibri" fo:font-size="6pt" officeooo:rsid="00c89e42" officeooo:paragraph-rsid="00c89e42" style:font-size-asian="5.25pt" style:font-size-complex="6pt"/>
    </style:style>
    <style:style style:name="P65" style:family="paragraph" style:parent-style-name="Table_20_Contents">
      <style:paragraph-properties fo:text-align="justify" style:justify-single-word="false"/>
      <style:text-properties style:font-name="Calibri" fo:font-size="6pt" officeooo:rsid="00c4b08d" officeooo:paragraph-rsid="00c4b08d" style:font-size-asian="6pt" style:font-size-complex="6pt"/>
    </style:style>
    <style:style style:name="P66" style:family="paragraph" style:parent-style-name="Table_20_Contents">
      <style:paragraph-properties fo:text-align="justify" style:justify-single-word="false"/>
      <style:text-properties style:font-name="Calibri" fo:font-size="6pt" officeooo:rsid="0077f11e" officeooo:paragraph-rsid="00c4b08d" style:font-size-asian="6pt" style:font-size-complex="6pt"/>
    </style:style>
    <style:style style:name="P67" style:family="paragraph" style:parent-style-name="Text_20_body">
      <style:paragraph-properties fo:margin-left="0.499cm"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c61784" style:font-size-asian="8pt" style:font-size-complex="8pt"/>
    </style:style>
    <style:style style:name="P68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c61784" style:font-size-asian="8pt" style:font-weight-asian="bold" style:font-size-complex="8pt" style:font-weight-complex="bold"/>
    </style:style>
    <style:style style:name="P69" style:family="paragraph" style:parent-style-name="Table_20_Contents">
      <style:paragraph-properties fo:text-align="justify" style:justify-single-word="false"/>
      <style:text-properties style:font-name="Calibri" fo:font-size="6pt" officeooo:rsid="00c10418" officeooo:paragraph-rsid="00c61784" style:font-size-asian="6pt" style:font-size-complex="6pt"/>
    </style:style>
    <style:style style:name="P70" style:family="paragraph" style:parent-style-name="Table_20_Contents">
      <style:paragraph-properties fo:text-align="justify" style:justify-single-word="false"/>
      <style:text-properties style:font-name="Calibri" fo:font-size="6pt" officeooo:rsid="0062b635" officeooo:paragraph-rsid="00c61784" style:font-size-asian="6pt" style:font-size-complex="6pt"/>
    </style:style>
    <style:style style:name="P71" style:family="paragraph" style:parent-style-name="Table_20_Contents">
      <style:paragraph-properties fo:text-align="justify" style:justify-single-word="false"/>
      <style:text-properties style:font-name="Calibri" fo:font-size="6pt" officeooo:rsid="008bbe6b" officeooo:paragraph-rsid="00c61784" style:font-size-asian="6pt" style:font-size-complex="6pt"/>
    </style:style>
    <style:style style:name="P72" style:family="paragraph" style:parent-style-name="Standard">
      <style:text-properties style:font-name="Calibri" fo:font-size="6pt" officeooo:rsid="00c61784" officeooo:paragraph-rsid="00c61784" style:font-size-asian="5.25pt" style:font-size-complex="6pt"/>
    </style:style>
    <style:style style:name="P73" style:family="paragraph" style:parent-style-name="Table_20_Contents">
      <style:paragraph-properties fo:text-align="justify" style:justify-single-word="false"/>
      <style:text-properties style:font-name="Calibri" fo:font-size="6pt" officeooo:rsid="0077f11e" officeooo:paragraph-rsid="00c61784" style:font-size-asian="6pt" style:font-size-complex="6pt"/>
    </style:style>
    <style:style style:name="P74" style:family="paragraph" style:parent-style-name="Table_20_Contents">
      <style:paragraph-properties fo:text-align="justify" style:justify-single-word="false"/>
      <style:text-properties style:font-name="Calibri" fo:font-size="6pt" officeooo:rsid="00c61784" officeooo:paragraph-rsid="00c61784" style:font-size-asian="6pt" style:font-size-complex="6pt"/>
    </style:style>
    <style:style style:name="P75" style:family="paragraph" style:parent-style-name="Text_20_body">
      <style:paragraph-properties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ad3a34" officeooo:paragraph-rsid="00c61784" style:font-size-asian="8pt" style:font-weight-asian="normal" style:font-size-complex="8pt" style:font-weight-complex="normal"/>
    </style:style>
    <style:style style:name="P76" style:family="paragraph" style:parent-style-name="Text_20_body">
      <style:paragraph-properties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bold" officeooo:rsid="00596b99" officeooo:paragraph-rsid="00596b99" style:font-size-asian="8pt" style:font-size-complex="8pt"/>
    </style:style>
    <style:style style:name="P77" style:family="paragraph" style:parent-style-name="Text_20_body">
      <style:paragraph-properties fo:margin-left="0.499cm" fo:margin-top="0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5aa800" officeooo:paragraph-rsid="005aa800" style:font-size-asian="8pt" style:font-size-complex="8pt"/>
    </style:style>
    <style:style style:name="P78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5b236" style:font-size-asian="10pt" style:font-weight-asian="bold" style:font-size-complex="10pt" style:font-weight-complex="bold"/>
    </style:style>
    <style:style style:name="P79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5b236" style:font-size-asian="1.75pt" style:font-size-complex="2pt"/>
    </style:style>
    <style:style style:name="P80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45b236" officeooo:paragraph-rsid="0045b236" style:font-size-asian="8pt" style:font-size-complex="8pt"/>
    </style:style>
    <style:style style:name="P81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7pt" fo:letter-spacing="normal" fo:font-style="normal" fo:font-weight="normal" officeooo:rsid="00603fd2" officeooo:paragraph-rsid="00603fd2" style:font-size-asian="7pt" style:font-size-complex="7pt"/>
    </style:style>
    <style:style style:name="P82" style:family="paragraph" style:parent-style-name="Text_20_body">
      <style:paragraph-properties fo:margin-top="0cm" fo:margin-bottom="0cm" style:contextual-spacing="false" fo:text-align="center" style:justify-single-word="false">
        <style:tab-stops>
          <style:tab-stop style:position="11.755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bold" officeooo:rsid="0045b236" officeooo:paragraph-rsid="0045b236" style:font-size-asian="8pt" style:font-weight-asian="bold" style:font-size-complex="8pt" style:font-weight-complex="bold"/>
    </style:style>
    <style:style style:name="P83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89b17" style:font-size-asian="1.75pt" style:font-size-complex="2pt"/>
    </style:style>
    <style:style style:name="P84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489b17" officeooo:paragraph-rsid="00489b17" style:font-size-asian="8pt" style:font-size-complex="8pt"/>
    </style:style>
    <style:style style:name="P85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52e7b1" officeooo:paragraph-rsid="0052e7b1" style:font-size-asian="8pt" style:font-size-complex="8pt"/>
    </style:style>
    <style:style style:name="P86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89b17" style:font-size-asian="10pt" style:font-weight-asian="bold" style:font-size-complex="10pt" style:font-weight-complex="bold"/>
    </style:style>
    <style:style style:name="P87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a73ec" style:font-size-asian="1.75pt" style:font-size-complex="2pt"/>
    </style:style>
    <style:style style:name="P88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52e7b1" officeooo:paragraph-rsid="0052e7b1" style:font-size-asian="8pt" style:font-weight-asian="normal" style:font-size-complex="8pt" style:font-weight-complex="normal"/>
    </style:style>
    <style:style style:name="P89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a73ec" style:font-size-asian="10pt" style:font-weight-asian="bold" style:font-size-complex="10pt" style:font-weight-complex="bold"/>
    </style:style>
    <style:style style:name="P90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4bedd6" officeooo:paragraph-rsid="004bedd6" style:font-size-asian="8pt" style:font-size-complex="8pt"/>
    </style:style>
    <style:style style:name="P91" style:family="paragraph" style:parent-style-name="Text_20_body">
      <style:paragraph-properties fo:margin-top="0cm" fo:margin-bottom="0cm" style:contextual-spacing="false" fo:text-align="center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bold" officeooo:rsid="004d1803" officeooo:paragraph-rsid="004d1803" style:font-size-asian="8pt" style:font-weight-asian="bold" style:font-size-complex="8pt" style:font-weight-complex="bold"/>
    </style:style>
    <style:style style:name="T1" style:family="text">
      <style:text-properties fo:font-variant="normal" fo:text-transform="none" fo:color="#555555" loext:opacity="100%" fo:font-size="8pt" fo:letter-spacing="normal" fo:font-style="normal" fo:font-weight="normal" style:font-size-asian="8pt" style:font-size-complex="8pt"/>
    </style:style>
    <style:style style:name="T2" style:family="text">
      <style:text-properties fo:font-variant="normal" fo:text-transform="none" fo:color="#555555" loext:opacity="100%" fo:font-size="8pt" fo:letter-spacing="normal" fo:font-style="normal" fo:font-weight="normal" officeooo:rsid="006d1c5c" style:font-size-asian="8pt" style:font-size-complex="8pt"/>
    </style:style>
    <style:style style:name="T3" style:family="text">
      <style:text-properties fo:font-variant="normal" fo:text-transform="none" fo:color="#555555" loext:opacity="100%" fo:font-size="8pt" fo:letter-spacing="normal" fo:font-style="normal" fo:font-weight="bold" style:font-size-asian="8pt" style:font-weight-asian="bold" style:font-size-complex="8pt" style:font-weight-complex="bold"/>
    </style:style>
    <style:style style:name="T4" style:family="text">
      <style:text-properties fo:font-variant="normal" fo:text-transform="none" fo:color="#555555" loext:opacity="100%" fo:font-size="8pt" fo:letter-spacing="normal" fo:font-style="normal" fo:font-weight="normal" officeooo:rsid="005772c3" style:font-size-asian="8pt" style:font-size-complex="8pt"/>
    </style:style>
    <style:style style:name="T5" style:family="text">
      <style:text-properties fo:font-variant="normal" fo:text-transform="none" fo:color="#555555" loext:opacity="100%" fo:font-size="8pt" fo:letter-spacing="normal" fo:font-style="normal" fo:font-weight="bold" officeooo:rsid="005772c3" style:font-size-asian="8pt" style:font-weight-asian="bold" style:font-size-complex="8pt" style:font-weight-complex="bold"/>
    </style:style>
    <style:style style:name="T6" style:family="text">
      <style:text-properties officeooo:rsid="00b00e34"/>
    </style:style>
    <style:style style:name="T7" style:family="text">
      <style:text-properties fo:font-weight="bold" officeooo:rsid="00cde819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6d1c5c"/>
    </style:style>
    <style:style style:name="T10" style:family="text">
      <style:text-properties officeooo:rsid="00bb261a"/>
    </style:style>
    <style:style style:name="T11" style:family="text">
      <style:text-properties officeooo:rsid="00cde819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letter-spacing="normal" fo:font-style="normal" fo:font-weight="bold" officeooo:rsid="00bb261a" style:font-weight-asian="bold" style:font-weight-complex="bold"/>
    </style:style>
    <style:style style:name="T14" style:family="text">
      <style:text-properties fo:font-variant="normal" fo:text-transform="none" fo:letter-spacing="normal" fo:font-style="normal" fo:font-weight="normal" officeooo:rsid="00bb261a"/>
    </style:style>
    <style:style style:name="T15" style:family="text">
      <style:text-properties officeooo:rsid="00d07018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bf0fee" style:font-weight-asian="bold" style:font-weight-complex="bold"/>
    </style:style>
    <style:style style:name="T18" style:family="text">
      <style:text-properties officeooo:rsid="00830681"/>
    </style:style>
    <style:style style:name="T19" style:family="text">
      <style:text-properties officeooo:rsid="00c33e55"/>
    </style:style>
    <style:style style:name="T20" style:family="text">
      <style:text-properties officeooo:rsid="00c42bfe"/>
    </style:style>
    <style:style style:name="T21" style:family="text">
      <style:text-properties officeooo:rsid="006e72cf"/>
    </style:style>
    <style:style style:name="T22" style:family="text">
      <style:text-properties officeooo:rsid="00ca2739"/>
    </style:style>
    <style:style style:name="T23" style:family="text">
      <style:text-properties officeooo:rsid="007631da"/>
    </style:style>
    <style:style style:name="T24" style:family="text">
      <style:text-properties officeooo:rsid="0086ba3d"/>
    </style:style>
    <style:style style:name="T25" style:family="text">
      <style:text-properties officeooo:rsid="008bbe6b"/>
    </style:style>
    <style:style style:name="T26" style:family="text">
      <style:text-properties officeooo:rsid="00c89e42"/>
    </style:style>
    <style:style style:name="T27" style:family="text">
      <style:text-properties officeooo:rsid="008c7052"/>
    </style:style>
    <style:style style:name="T28" style:family="text">
      <style:text-properties style:text-underline-style="solid" style:text-underline-width="auto" style:text-underline-color="font-color" fo:font-weight="bold" officeooo:rsid="00c42bfe" style:font-weight-asian="bold" style:font-weight-complex="bold"/>
    </style:style>
    <style:style style:name="T29" style:family="text">
      <style:text-properties officeooo:rsid="00c76746"/>
    </style:style>
    <style:style style:name="T30" style:family="text">
      <style:text-properties style:text-underline-style="solid" style:text-underline-width="auto" style:text-underline-color="font-color" fo:font-weight="bold" officeooo:rsid="00c4b08d" style:font-weight-asian="bold" style:font-weight-complex="bold"/>
    </style:style>
    <style:style style:name="T31" style:family="text">
      <style:text-properties officeooo:rsid="00c4b08d"/>
    </style:style>
    <style:style style:name="T32" style:family="text">
      <style:text-properties style:text-underline-style="solid" style:text-underline-width="auto" style:text-underline-color="font-color" fo:font-weight="bold" officeooo:rsid="00c61784" style:font-weight-asian="bold" style:font-weight-complex="bold"/>
    </style:style>
    <style:style style:name="T33" style:family="text">
      <style:text-properties officeooo:rsid="00c61784"/>
    </style:style>
    <style:style style:name="T34" style:family="text">
      <style:text-properties officeooo:rsid="00ad3a34" style:font-weight-asian="bold" style:font-weight-complex="bold"/>
    </style:style>
    <style:style style:name="T35" style:family="text">
      <style:text-properties style:font-weight-asian="bold" style:font-weight-complex="bold"/>
    </style:style>
    <style:style style:name="T36" style:family="text">
      <style:text-properties officeooo:rsid="0045b236"/>
    </style:style>
    <style:style style:name="T37" style:family="text">
      <style:text-properties fo:font-weight="bold" officeooo:rsid="0052e7b1" style:font-weight-asian="bold" style:font-weight-complex="bold"/>
    </style:style>
    <style:style style:name="T38" style:family="text">
      <style:text-properties officeooo:rsid="00b86f7b"/>
    </style:style>
    <style:style style:name="T39" style:family="text">
      <style:text-properties officeooo:rsid="0052e7b1"/>
    </style:style>
    <style:style style:name="T40" style:family="text">
      <style:text-properties fo:font-weight="bold" officeooo:rsid="00b86f7b" style:font-weight-asian="bold" style:font-weight-complex="bold"/>
    </style:style>
    <style:style style:name="T41" style:family="text">
      <style:text-properties officeooo:rsid="00473204"/>
    </style:style>
    <style:style style:name="T42" style:family="text">
      <style:text-properties officeooo:rsid="0049239d"/>
    </style:style>
    <style:style style:name="T43" style:family="text">
      <style:text-properties officeooo:rsid="004a73ec"/>
    </style:style>
    <style:style style:name="T44" style:family="text">
      <style:text-properties officeooo:rsid="004d1803"/>
    </style:style>
    <style:style style:name="T45" style:family="text">
      <style:text-properties fo:font-weight="bold" officeooo:rsid="004d1803" style:font-weight-asian="bold" style:font-weight-complex="bold"/>
    </style:style>
    <style:style style:name="T46" style:family="text">
      <style:text-properties fo:font-weight="bold" officeooo:rsid="004e2278" style:font-weight-asian="bold" style:font-weight-complex="bold"/>
    </style:style>
    <style:style style:name="T47" style:family="text">
      <style:text-properties officeooo:rsid="004e227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talles de la tarea de la unidad.</text:p>
      <table:table table:name="Táboa1" table:style-name="Táboa1">
        <table:table-column table:style-name="Táboa1.A"/>
        <table:table-row>
          <table:table-cell table:style-name="Táboa1.A1" office:value-type="string">
            <text:p text:style-name="P2">Enunciado.</text:p>
          </table:table-cell>
        </table:table-row>
      </table:table>
      <text:p text:style-name="P3"/>
      <table:table table:name="Táboa2" table:style-name="Táboa2">
        <table:table-column table:style-name="Táboa2.A"/>
        <table:table-row>
          <table:table-cell table:style-name="Táboa2.A1" office:value-type="string">
            <text:p text:style-name="P4"><text:span text:style-name="T1">Realiza </text:span><text:span text:style-name="T2">este</text:span><text:span text:style-name="T1"> ejercicio en la Hoja de trabajo </text:span><text:span text:style-name="T3">SQLDeveloper</text:span><text:span text:style-name="T1"> o desde </text:span><text:span text:style-name="T3">SQLPlus</text:span><text:span text:style-name="T1">, conectando con tu usuario, </text:span><text:span text:style-name="T4">creado en la primera tarea, y comprueba que las sentencias son correctas antes de incluirlas en el script. Una vez hayas hecho todas, para probar el script, desde </text:span><text:span text:style-name="T5">SQLPlus</text:span><text:span text:style-name="T4">, ejecuta </text:span><text:span text:style-name="T5">start nombrescript.sql</text:span><text:span text:style-name="T4"> o </text:span><text:span text:style-name="T5">@nombrescript.sql</text:span><text:span text:style-name="T4"> eliminando previamente todas las tablas creada para poder crearlas de nuevo.</text:span></text:p>
            <text:p text:style-name="P5">Crea las tablas para el mantenimiento de los datos de un Zoo <text:span text:style-name="T6">que se desea instalar en la localidad de TEIS</text:span>, realizando un script con el nombre de <text:span text:style-name="T7">ProyectosEmpleados</text:span><text:span text:style-name="T8">TEIS.sql</text:span> con los comandos necesarios. Cada una de las sentencias SQL asociadas a la creación de tablas deberá ir precedida de un comentario explicativo (-- al principio de la línea). Incluye las restricciones (<text:span text:style-name="T8">constraints</text:span>) pedidas y otras que consideres oportunas.</text:p>
            <text:p text:style-name="P6"><text:span text:style-name="T9">ENUNCIADO</text:span>:</text:p>
            <text:p text:style-name="P7">El Concello de Vigo desea <text:span text:style-name="T10">informatizar la </text:span><text:span text:style-name="T11">realización de Proyectos de cada </text:span><text:span text:style-name="T10">Departamento, tarea que ha mandado a su gerente Gumersinda, en la que ha de trabajar con </text:span>la siguiente información:</text:p>
            <text:list text:style-name="L1">
              <text:list-item>
                <text:p text:style-name="P8"><text:span text:style-name="T12">De cada </text:span><text:span text:style-name="T13">Empleado</text:span><text:span text:style-name="T12"> interesa saber </text:span><text:span text:style-name="T14">su </text:span>nombre, <text:span text:style-name="T15">apellidos</text:span>, domicilio, <text:span text:style-name="T15">teléfono y otros datos del empleado</text:span>.</text:p>
              </text:list-item>
              <text:list-item>
                <text:p text:style-name="P9">Cada empleado puede tener <text:span text:style-name="Strong_20_Emphasis">Cargas Familiares</text:span>, de las que se registra su <text:span text:style-name="Strong_20_Emphasis">nombre</text:span>, <text:span text:style-name="Strong_20_Emphasis">apellidos</text:span> y el <text:span text:style-name="Strong_20_Emphasis">parentesco</text:span> que los vincula con el empleado.</text:p>
              </text:list-item>
              <text:list-item>
                <text:p text:style-name="P9">Los empleados pueden realizar <text:span text:style-name="Strong_20_Emphasis">Contribuciones</text:span> dentro de la empresa; cada contribución tiene un <text:span text:style-name="Strong_20_Emphasis">área</text:span>, una <text:span text:style-name="Strong_20_Emphasis">descripción</text:span> y una <text:span text:style-name="Strong_20_Emphasis">asignación económica</text:span>. De cada realización se debe registrar la <text:span text:style-name="Strong_20_Emphasis">fecha</text:span>. Un empleado puede haber realizado <text:span text:style-name="Strong_20_Emphasis">ninguna o varias contribuciones</text:span>, pero cada contribución sólo puede estar asociada como <text:span text:style-name="Strong_20_Emphasis">máximo a un empleado</text:span>.</text:p>
              </text:list-item>
              <text:list-item>
                <text:p text:style-name="P9">Todos los empleados pertenecen a un <text:span text:style-name="Strong_20_Emphasis">único Departamento</text:span>, y dicha pertenencia se registra con la <text:span text:style-name="Strong_20_Emphasis">fecha de ingreso al departamento</text:span> y el <text:span text:style-name="Strong_20_Emphasis">cargo</text:span> que ocupa el empleado.</text:p>
              </text:list-item>
              <text:list-item>
                <text:p text:style-name="P9">Cada <text:span text:style-name="Strong_20_Emphasis">Departamento</text:span> tiene un <text:span text:style-name="Strong_20_Emphasis">nombre</text:span>, un <text:span text:style-name="Strong_20_Emphasis">presupuesto</text:span> y <text:span text:style-name="Strong_20_Emphasis">otros datos del departamento</text:span>, y debe ser dirigido por un <text:span text:style-name="Strong_20_Emphasis">único empleado</text:span>, registrándose la <text:span text:style-name="Strong_20_Emphasis">fecha de inicio de la dirección</text:span>.</text:p>
              </text:list-item>
              <text:list-item>
                <text:p text:style-name="P9">Cada Departamento controla <text:span text:style-name="Strong_20_Emphasis">Proyectos</text:span>, de los cuales se registra el <text:span text:style-name="Strong_20_Emphasis">código</text:span>, la <text:span text:style-name="Strong_20_Emphasis">descripción</text:span>, la <text:span text:style-name="Strong_20_Emphasis">fecha de inicio</text:span>, la <text:span text:style-name="Strong_20_Emphasis">fecha de fin</text:span> y <text:span text:style-name="Strong_20_Emphasis">otros datos</text:span> del proyecto. Un Departamento puede controlar <text:span text:style-name="Strong_20_Emphasis">varios proyectos</text:span>, pero cada proyecto es controlado por <text:span text:style-name="Strong_20_Emphasis">un único departamento</text:span>.</text:p>
              </text:list-item>
              <text:list-item>
                <text:p text:style-name="P9">Los empleados pueden trabajar en <text:span text:style-name="Strong_20_Emphasis">diferentes proyectos</text:span>, registrándose la <text:span text:style-name="Strong_20_Emphasis">fecha de inicio de su participación</text:span>. Un empleado puede trabajar en <text:span text:style-name="Strong_20_Emphasis">ningún, uno o varios proyectos</text:span>, y cada proyecto puede tener <text:span text:style-name="Strong_20_Emphasis">ningún, uno o varios empleados asociados</text:span>.</text:p>
              </text:list-item>
            </text:list>
            <text:p text:style-name="P10"><text:span text:style-name="T9">TABLAS</text:span>:</text:p>
            <text:p text:style-name="P11">Las tablas resultantes son las siguientes:</text:p>
            <text:p text:style-name="P12"><text:span text:style-name="T16">TABLA </text:span><text:span text:style-name="T17">Contribución</text:span><text:span text:style-name="T16">:</text:span> Contiene <text:span text:style-name="T18">información sobre </text:span><text:span text:style-name="T19">las aportaciones o actividades especiales que realiza cada Empleado</text:span>.</text:p>
            <table:table table:name="Táboa12" table:style-name="Táboa12">
              <table:table-column table:style-name="Táboa12.A"/>
              <table:table-column table:style-name="Táboa12.B"/>
              <table:table-column table:style-name="Táboa12.C"/>
              <table:table-column table:style-name="Táboa12.D"/>
              <table:table-row>
                <table:table-cell table:style-name="Táboa12.A1" office:value-type="string">
                  <text:p text:style-name="P13">Nombre Columna</text:p>
                </table:table-cell>
                <table:table-cell table:style-name="Táboa12.A1" office:value-type="string">
                  <text:p text:style-name="P13">Descripción</text:p>
                </table:table-cell>
                <table:table-cell table:style-name="Táboa12.A1" office:value-type="string">
                  <text:p text:style-name="P13">Tipo dato</text:p>
                </table:table-cell>
                <table:table-cell table:style-name="Táboa12.D1" office:value-type="string">
                  <text:p text:style-name="P13">Restricciones</text:p>
                </table:table-cell>
              </table:table-row>
              <table:table-row>
                <table:table-cell table:style-name="Táboa12.A2" office:value-type="string">
                  <text:p text:style-name="P14">idContribuci<text:span text:style-name="T20">o</text:span>n</text:p>
                </table:table-cell>
                <table:table-cell table:style-name="Táboa12.A2" office:value-type="string">
                  <text:p text:style-name="P15">Código que <text:span text:style-name="T21">identifica cada </text:span><text:span text:style-name="T22">Contribución</text:span></text:p>
                </table:table-cell>
                <table:table-cell table:style-name="Táboa12.A2" office:value-type="string">
                  <text:p text:style-name="P16">Numérico</text:p>
                </table:table-cell>
                <table:table-cell table:style-name="Táboa12.D2" office:value-type="string">
                  <text:p text:style-name="P15">Clave primaria.</text:p>
                </table:table-cell>
              </table:table-row>
              <table:table-row>
                <table:table-cell table:style-name="Táboa12.A2" office:value-type="string">
                  <text:p text:style-name="P14">Area</text:p>
                </table:table-cell>
                <table:table-cell table:style-name="Táboa12.A2" office:value-type="string">
                  <text:p text:style-name="P17">Área de la contribución</text:p>
                </table:table-cell>
                <table:table-cell table:style-name="Táboa12.A2" office:value-type="string">
                  <text:p text:style-name="P17">Texto</text:p>
                </table:table-cell>
                <table:table-cell table:style-name="Táboa12.D2" office:value-type="string">
                  <text:p text:style-name="P18"/>
                </table:table-cell>
              </table:table-row>
              <table:table-row>
                <table:table-cell table:style-name="Táboa12.A2" office:value-type="string">
                  <text:p text:style-name="P14">Descripcion</text:p>
                </table:table-cell>
                <table:table-cell table:style-name="Táboa12.A2" office:value-type="string">
                  <text:p text:style-name="P17">Descripción de la contribución</text:p>
                </table:table-cell>
                <table:table-cell table:style-name="Táboa12.A2" office:value-type="string">
                  <text:p text:style-name="P17">Texto</text:p>
                </table:table-cell>
                <table:table-cell table:style-name="Táboa12.D2" office:value-type="string">
                  <text:p text:style-name="P18"/>
                </table:table-cell>
              </table:table-row>
              <table:table-row>
                <table:table-cell table:style-name="Táboa12.A2" office:value-type="string">
                  <text:p text:style-name="P14">Asignacion</text:p>
                </table:table-cell>
                <table:table-cell table:style-name="Táboa12.A2" office:value-type="string">
                  <text:p text:style-name="P17">Cantidad económica</text:p>
                </table:table-cell>
                <table:table-cell table:style-name="Táboa12.A2" office:value-type="string">
                  <text:p text:style-name="P17">numérico</text:p>
                </table:table-cell>
                <table:table-cell table:style-name="Táboa12.D2" office:value-type="string">
                  <text:p text:style-name="P18"/>
                </table:table-cell>
              </table:table-row>
              <table:table-row>
                <table:table-cell table:style-name="Táboa12.A2" office:value-type="string">
                  <text:p text:style-name="P19">OtrosDatos<text:span text:style-name="T19">Contribucion</text:span></text:p>
                </table:table-cell>
                <table:table-cell table:style-name="Táboa12.A2" office:value-type="string">
                  <text:p text:style-name="P17">Información adicional de la contribución</text:p>
                </table:table-cell>
                <table:table-cell table:style-name="Táboa12.A2" office:value-type="string">
                  <text:p text:style-name="P17">Texto</text:p>
                </table:table-cell>
                <table:table-cell table:style-name="Táboa12.D2" office:value-type="string">
                  <text:p text:style-name="P18"/>
                </table:table-cell>
              </table:table-row>
            </table:table>
            <text:p text:style-name="P12"><text:span text:style-name="T16">TABLA </text:span><text:span text:style-name="T17">Empleado</text:span><text:span text:style-name="T16">:</text:span> Contiene información <text:span text:style-name="T18">sobre </text:span><text:span text:style-name="T19">las personas contratadas por la Empresa</text:span>.</text:p>
            <table:table table:name="Táboa13" table:style-name="Táboa13">
              <table:table-column table:style-name="Táboa13.A"/>
              <table:table-column table:style-name="Táboa13.B"/>
              <table:table-column table:style-name="Táboa13.C"/>
              <table:table-column table:style-name="Táboa13.D"/>
              <table:table-row>
                <table:table-cell table:style-name="Táboa13.A1" office:value-type="string">
                  <text:p text:style-name="P20">Nombre Columna</text:p>
                </table:table-cell>
                <table:table-cell table:style-name="Táboa13.A1" office:value-type="string">
                  <text:p text:style-name="P20">Descripción</text:p>
                </table:table-cell>
                <table:table-cell table:style-name="Táboa13.A1" office:value-type="string">
                  <text:p text:style-name="P20">Tipo dato</text:p>
                </table:table-cell>
                <table:table-cell table:style-name="Táboa13.D1" office:value-type="string">
                  <text:p text:style-name="P20">Restricciones</text:p>
                </table:table-cell>
              </table:table-row>
              <table:table-row>
                <table:table-cell table:style-name="Táboa13.A2" office:value-type="string">
                  <text:p text:style-name="P21">idEmpleado</text:p>
                </table:table-cell>
                <table:table-cell table:style-name="Táboa13.A2" office:value-type="string">
                  <text:p text:style-name="P22">Código que <text:span text:style-name="T18">identifica cada </text:span><text:span text:style-name="T22">Empleado</text:span></text:p>
                </table:table-cell>
                <table:table-cell table:style-name="Táboa13.A2" office:value-type="string">
                  <text:p text:style-name="P23">Numérico</text:p>
                </table:table-cell>
                <table:table-cell table:style-name="Táboa13.D2" office:value-type="string">
                  <text:p text:style-name="P22">Clave primaria.</text:p>
                </table:table-cell>
              </table:table-row>
              <table:table-row>
                <table:table-cell table:style-name="Táboa13.A2" office:value-type="string">
                  <text:p text:style-name="P21">Nombre</text:p>
                </table:table-cell>
                <table:table-cell table:style-name="Táboa13.A2" office:value-type="string">
                  <text:p text:style-name="P17">Nombre del empleado</text:p>
                </table:table-cell>
                <table:table-cell table:style-name="Táboa13.A2" office:value-type="string">
                  <text:p text:style-name="P17">Texto</text:p>
                </table:table-cell>
                <table:table-cell table:style-name="Táboa13.D2" office:value-type="string">
                  <text:p text:style-name="P18"/>
                </table:table-cell>
              </table:table-row>
              <table:table-row>
                <table:table-cell table:style-name="Táboa13.A2" office:value-type="string">
                  <text:p text:style-name="P21">Apellidos</text:p>
                </table:table-cell>
                <table:table-cell table:style-name="Táboa13.A2" office:value-type="string">
                  <text:p text:style-name="P17">Apellidos del empelado</text:p>
                </table:table-cell>
                <table:table-cell table:style-name="Táboa13.A2" office:value-type="string">
                  <text:p text:style-name="P17">Texto</text:p>
                </table:table-cell>
                <table:table-cell table:style-name="Táboa13.D2" office:value-type="string">
                  <text:p text:style-name="P24"/>
                </table:table-cell>
              </table:table-row>
              <table:table-row>
                <table:table-cell table:style-name="Táboa13.A2" office:value-type="string">
                  <text:p text:style-name="P21">Domicilio</text:p>
                </table:table-cell>
                <table:table-cell table:style-name="Táboa13.A2" office:value-type="string">
                  <text:p text:style-name="P17">Dirección del empleado</text:p>
                </table:table-cell>
                <table:table-cell table:style-name="Táboa13.A2" office:value-type="string">
                  <text:p text:style-name="P17">Texto</text:p>
                </table:table-cell>
                <table:table-cell table:style-name="Táboa13.D2" office:value-type="string">
                  <text:p text:style-name="P24"/>
                </table:table-cell>
              </table:table-row>
              <table:table-row>
                <table:table-cell table:style-name="Táboa13.A2" office:value-type="string">
                  <text:p text:style-name="P21">Telefono</text:p>
                </table:table-cell>
                <table:table-cell table:style-name="Táboa13.A2" office:value-type="string">
                  <text:p text:style-name="P17">Número de teléfono</text:p>
                </table:table-cell>
                <table:table-cell table:style-name="Táboa13.A2" office:value-type="string">
                  <text:p text:style-name="P17">Texto</text:p>
                </table:table-cell>
                <table:table-cell table:style-name="Táboa13.D2" office:value-type="string">
                  <text:p text:style-name="P24"/>
                </table:table-cell>
              </table:table-row>
              <table:table-row>
                <table:table-cell table:style-name="Táboa13.A2" office:value-type="string">
                  <text:p text:style-name="P21">OtrosDatos<text:span text:style-name="T19">Empleado</text:span></text:p>
                </table:table-cell>
                <table:table-cell table:style-name="Táboa13.A2" office:value-type="string">
                  <text:p text:style-name="P17">Información adicional sobre el empleado</text:p>
                </table:table-cell>
                <table:table-cell table:style-name="Táboa13.A2" office:value-type="string">
                  <text:p text:style-name="P17">Texto</text:p>
                </table:table-cell>
                <table:table-cell table:style-name="Táboa13.D2" office:value-type="string">
                  <text:p text:style-name="P24"/>
                </table:table-cell>
              </table:table-row>
            </table:table>
            <text:p text:style-name="P25"><text:span text:style-name="T16">TABLA </text:span><text:span text:style-name="T17">CargaFamiliar</text:span><text:span text:style-name="T16">:</text:span> Contiene <text:span text:style-name="T23">información </text:span><text:span text:style-name="T19">sobre las personas a cargo de cada Empleado</text:span>.</text:p>
            <table:table table:name="Táboa16" table:style-name="Táboa16">
              <table:table-column table:style-name="Táboa16.A"/>
              <table:table-column table:style-name="Táboa16.B"/>
              <table:table-column table:style-name="Táboa16.C"/>
              <table:table-column table:style-name="Táboa16.D"/>
              <table:table-row>
                <table:table-cell table:style-name="Táboa16.A1" office:value-type="string">
                  <text:p text:style-name="P26">Nombre Columna</text:p>
                </table:table-cell>
                <table:table-cell table:style-name="Táboa16.A1" office:value-type="string">
                  <text:p text:style-name="P26">Descripción</text:p>
                </table:table-cell>
                <table:table-cell table:style-name="Táboa16.A1" office:value-type="string">
                  <text:p text:style-name="P26">Tipo dato</text:p>
                </table:table-cell>
                <table:table-cell table:style-name="Táboa16.D1" office:value-type="string">
                  <text:p text:style-name="P26">Restricciones</text:p>
                </table:table-cell>
              </table:table-row>
              <table:table-row>
                <table:table-cell table:style-name="Táboa16.A2" office:value-type="string">
                  <text:p text:style-name="P27">id<text:span text:style-name="T19">CargaFamiliar</text:span></text:p>
                </table:table-cell>
                <table:table-cell table:style-name="Táboa16.A2" office:value-type="string">
                  <text:p text:style-name="P28">Código <text:span text:style-name="T24">que identifica cada </text:span><text:span text:style-name="T22">carga familiar</text:span></text:p>
                </table:table-cell>
                <table:table-cell table:style-name="Táboa16.A2" office:value-type="string">
                  <text:p text:style-name="P28">Numérico</text:p>
                </table:table-cell>
                <table:table-cell table:style-name="Táboa16.D2" office:value-type="string">
                  <text:p text:style-name="P29">Clave primaria</text:p>
                </table:table-cell>
              </table:table-row>
              <table:table-row>
                <table:table-cell table:style-name="Táboa16.A2" office:value-type="string">
                  <text:p text:style-name="P14">Nombre</text:p>
                </table:table-cell>
                <table:table-cell table:style-name="Táboa16.A2" office:value-type="string">
                  <text:p text:style-name="P30">Nombre del familiar</text:p>
                </table:table-cell>
                <table:table-cell table:style-name="Táboa16.A2" office:value-type="string">
                  <text:p text:style-name="P30">Texto</text:p>
                </table:table-cell>
                <table:table-cell table:style-name="Táboa16.D2" office:value-type="string">
                  <text:p text:style-name="P31"/>
                </table:table-cell>
              </table:table-row>
              <table:table-row>
                <table:table-cell table:style-name="Táboa16.A2" office:value-type="string">
                  <text:p text:style-name="P29">Apellidos</text:p>
                </table:table-cell>
                <table:table-cell table:style-name="Táboa16.A2" office:value-type="string">
                  <text:p text:style-name="P30">Apellidos del familiar</text:p>
                </table:table-cell>
                <table:table-cell table:style-name="Táboa16.A2" office:value-type="string">
                  <text:p text:style-name="P30">Texto</text:p>
                </table:table-cell>
                <table:table-cell table:style-name="Táboa16.D2" office:value-type="string">
                  <text:p text:style-name="P29"/>
                </table:table-cell>
              </table:table-row>
              <table:table-row>
                <table:table-cell table:style-name="Táboa16.A2" office:value-type="string">
                  <text:p text:style-name="P32">OtrosDatos<text:span text:style-name="T19">CargaFamiliar</text:span></text:p>
                </table:table-cell>
                <table:table-cell table:style-name="Táboa16.A2" office:value-type="string">
                  <text:p text:style-name="P30">Información adicional sobre la carga familiar</text:p>
                </table:table-cell>
                <table:table-cell table:style-name="Táboa16.A2" office:value-type="string">
                  <text:p text:style-name="P30">Texto</text:p>
                </table:table-cell>
                <table:table-cell table:style-name="Táboa16.D2" office:value-type="string">
                  <text:p text:style-name="P33"/>
                </table:table-cell>
              </table:table-row>
            </table:table>
            <text:p text:style-name="P34"><text:span text:style-name="T16">TABLA </text:span><text:span text:style-name="T17">Departamento</text:span><text:span text:style-name="T16">:</text:span> Contiene <text:span text:style-name="T25">información </text:span><text:span text:style-name="T19">sobre unidades de trabajo dentro de la empresa</text:span>.</text:p>
            <table:table table:name="Táboa15" table:style-name="Táboa15">
              <table:table-column table:style-name="Táboa15.A"/>
              <table:table-column table:style-name="Táboa15.B"/>
              <table:table-column table:style-name="Táboa15.C"/>
              <table:table-column table:style-name="Táboa15.D"/>
              <table:table-row>
                <table:table-cell table:style-name="Táboa15.A1" office:value-type="string">
                  <text:p text:style-name="P35"><text:soft-page-break/>Nombre Columna</text:p>
                </table:table-cell>
                <table:table-cell table:style-name="Táboa15.A1" office:value-type="string">
                  <text:p text:style-name="P35">Descripción</text:p>
                </table:table-cell>
                <table:table-cell table:style-name="Táboa15.A1" office:value-type="string">
                  <text:p text:style-name="P35">Tipo dato</text:p>
                </table:table-cell>
                <table:table-cell table:style-name="Táboa15.D1" office:value-type="string">
                  <text:p text:style-name="P35">Restricciones</text:p>
                </table:table-cell>
              </table:table-row>
              <table:table-row>
                <table:table-cell table:style-name="Táboa15.A2" office:value-type="string">
                  <text:p text:style-name="P36">idDepartamento</text:p>
                </table:table-cell>
                <table:table-cell table:style-name="Táboa15.A2" office:value-type="string">
                  <text:p text:style-name="P37">Código <text:span text:style-name="T24">que identifica cada </text:span><text:span text:style-name="T26">Departamento</text:span></text:p>
                </table:table-cell>
                <table:table-cell table:style-name="Táboa15.A2" office:value-type="string">
                  <text:p text:style-name="P37">Numérico</text:p>
                </table:table-cell>
                <table:table-cell table:style-name="Táboa15.D2" office:value-type="string">
                  <text:p text:style-name="P38">Clave primaria</text:p>
                </table:table-cell>
              </table:table-row>
              <table:table-row>
                <table:table-cell table:style-name="Táboa15.A2" office:value-type="string">
                  <text:p text:style-name="P36">Nombre</text:p>
                </table:table-cell>
                <table:table-cell table:style-name="Táboa15.A2" office:value-type="string">
                  <text:p text:style-name="P39">Nombre del Departamento</text:p>
                </table:table-cell>
                <table:table-cell table:style-name="Táboa15.A2" office:value-type="string">
                  <text:p text:style-name="P39">texto</text:p>
                </table:table-cell>
                <table:table-cell table:style-name="Táboa15.D2" office:value-type="string">
                  <text:p text:style-name="P40"/>
                </table:table-cell>
              </table:table-row>
              <table:table-row>
                <table:table-cell table:style-name="Táboa15.A2" office:value-type="string">
                  <text:p text:style-name="P36">Presupuesto</text:p>
                </table:table-cell>
                <table:table-cell table:style-name="Táboa15.A2" office:value-type="string">
                  <text:p text:style-name="P39">Presupuesto asignado</text:p>
                </table:table-cell>
                <table:table-cell table:style-name="Táboa15.A2" office:value-type="string">
                  <text:p text:style-name="P39">Numérico</text:p>
                </table:table-cell>
                <table:table-cell table:style-name="Táboa15.D2" office:value-type="string">
                  <text:p text:style-name="P38"/>
                </table:table-cell>
              </table:table-row>
              <table:table-row>
                <table:table-cell table:style-name="Táboa15.A2" office:value-type="string">
                  <text:p text:style-name="P36">masInformacion</text:p>
                </table:table-cell>
                <table:table-cell table:style-name="Táboa15.A2" office:value-type="string">
                  <text:p text:style-name="P39">Ootros datos de interés del Departamento</text:p>
                </table:table-cell>
                <table:table-cell table:style-name="Táboa15.A2" office:value-type="string">
                  <text:p text:style-name="P30">Texto</text:p>
                </table:table-cell>
                <table:table-cell table:style-name="Táboa15.D2" office:value-type="string">
                  <text:p text:style-name="P38"/>
                </table:table-cell>
              </table:table-row>
            </table:table>
            <text:p text:style-name="P41"><text:span text:style-name="T16">TABLA </text:span><text:span text:style-name="T17">Proyecto</text:span><text:span text:style-name="T16">:</text:span> Contiene <text:span text:style-name="T23">información </text:span><text:span text:style-name="T27">sobre </text:span><text:span text:style-name="T19">los Proyectos que ejecuta la Empresa</text:span>.</text:p>
            <table:table table:name="Táboa11" table:style-name="Táboa11">
              <table:table-column table:style-name="Táboa11.A"/>
              <table:table-column table:style-name="Táboa11.B"/>
              <table:table-column table:style-name="Táboa11.C"/>
              <table:table-column table:style-name="Táboa11.D"/>
              <table:table-row>
                <table:table-cell table:style-name="Táboa11.A1" office:value-type="string">
                  <text:p text:style-name="P42">Nombre Columna</text:p>
                </table:table-cell>
                <table:table-cell table:style-name="Táboa11.A1" office:value-type="string">
                  <text:p text:style-name="P42">Descripción</text:p>
                </table:table-cell>
                <table:table-cell table:style-name="Táboa11.A1" office:value-type="string">
                  <text:p text:style-name="P42">Tipo dato</text:p>
                </table:table-cell>
                <table:table-cell table:style-name="Táboa11.D1" office:value-type="string">
                  <text:p text:style-name="P42">Restricciones</text:p>
                </table:table-cell>
              </table:table-row>
              <table:table-row>
                <table:table-cell table:style-name="Táboa11.A2" office:value-type="string">
                  <text:p text:style-name="P36">idProyecto</text:p>
                </table:table-cell>
                <table:table-cell table:style-name="Táboa11.A2" office:value-type="string">
                  <text:p text:style-name="P43">Código <text:span text:style-name="T24">que identifica cada </text:span><text:span text:style-name="T26">Proyecto</text:span></text:p>
                </table:table-cell>
                <table:table-cell table:style-name="Táboa11.A2" office:value-type="string">
                  <text:p text:style-name="P43">Numérico</text:p>
                </table:table-cell>
                <table:table-cell table:style-name="Táboa11.D2" office:value-type="string">
                  <text:p text:style-name="P44">Clave primaria</text:p>
                </table:table-cell>
              </table:table-row>
              <table:table-row>
                <table:table-cell table:style-name="Táboa11.A2" office:value-type="string">
                  <text:p text:style-name="P36">Descripcion</text:p>
                </table:table-cell>
                <table:table-cell table:style-name="Táboa11.A2" office:value-type="string">
                  <text:p text:style-name="P30">Descripción del Proyecto</text:p>
                </table:table-cell>
                <table:table-cell table:style-name="Táboa11.A2" office:value-type="string">
                  <text:p text:style-name="P30">texto</text:p>
                </table:table-cell>
                <table:table-cell table:style-name="Táboa11.D2" office:value-type="string">
                  <text:p text:style-name="P45"/>
                </table:table-cell>
              </table:table-row>
              <table:table-row>
                <table:table-cell table:style-name="Táboa11.A2" office:value-type="string">
                  <text:p text:style-name="P36">FechaInicio</text:p>
                </table:table-cell>
                <table:table-cell table:style-name="Táboa11.A2" office:value-type="string">
                  <text:p text:style-name="P30">Fecha en que se inicia el Proyecto</text:p>
                </table:table-cell>
                <table:table-cell table:style-name="Táboa11.A2" office:value-type="string">
                  <text:p text:style-name="P30">Fecha</text:p>
                </table:table-cell>
                <table:table-cell table:style-name="Táboa11.D2" office:value-type="string">
                  <text:p text:style-name="P46"/>
                </table:table-cell>
              </table:table-row>
              <table:table-row>
                <table:table-cell table:style-name="Táboa11.A2" office:value-type="string">
                  <text:p text:style-name="P36">FechaFin</text:p>
                </table:table-cell>
                <table:table-cell table:style-name="Táboa11.A2" office:value-type="string">
                  <text:p text:style-name="P47">Fecha en que se acaba el Proyecto</text:p>
                </table:table-cell>
                <table:table-cell table:style-name="Táboa11.A2" office:value-type="string">
                  <text:p text:style-name="P30">Fecha</text:p>
                </table:table-cell>
                <table:table-cell table:style-name="Táboa11.D2" office:value-type="string">
                  <text:p text:style-name="P43"/>
                </table:table-cell>
              </table:table-row>
              <table:table-row>
                <table:table-cell table:style-name="Táboa11.A2" office:value-type="string">
                  <text:p text:style-name="P36">OtrosDatos</text:p>
                </table:table-cell>
                <table:table-cell table:style-name="Táboa11.A2" office:value-type="string">
                  <text:p text:style-name="P30">Incidencias del proyecto</text:p>
                </table:table-cell>
                <table:table-cell table:style-name="Táboa11.A2" office:value-type="string">
                  <text:p text:style-name="P30">Texto</text:p>
                </table:table-cell>
                <table:table-cell table:style-name="Táboa11.D2" office:value-type="string">
                  <text:p text:style-name="P48"/>
                </table:table-cell>
              </table:table-row>
            </table:table>
            <text:p text:style-name="P49"><text:span text:style-name="T16">TABLA </text:span><text:span text:style-name="T28">Tiene</text:span><text:span text:style-name="T16">:</text:span> Contiene <text:span text:style-name="T23">información </text:span><text:span text:style-name="T27">sobre </text:span><text:span text:style-name="T20">las cargas familiares de cada Empleado</text:span>.</text:p>
            <table:table table:name="Táboa14" table:style-name="Táboa14">
              <table:table-column table:style-name="Táboa14.A"/>
              <table:table-column table:style-name="Táboa14.B"/>
              <table:table-column table:style-name="Táboa14.C"/>
              <table:table-column table:style-name="Táboa14.D"/>
              <table:table-row>
                <table:table-cell table:style-name="Táboa14.A1" office:value-type="string">
                  <text:p text:style-name="P50">Nombre Columna</text:p>
                </table:table-cell>
                <table:table-cell table:style-name="Táboa14.A1" office:value-type="string">
                  <text:p text:style-name="P50">Descripción</text:p>
                </table:table-cell>
                <table:table-cell table:style-name="Táboa14.A1" office:value-type="string">
                  <text:p text:style-name="P50">Tipo dato</text:p>
                </table:table-cell>
                <table:table-cell table:style-name="Táboa14.D1" office:value-type="string">
                  <text:p text:style-name="P50">Restricciones</text:p>
                </table:table-cell>
              </table:table-row>
              <table:table-row>
                <table:table-cell table:style-name="Táboa14.A2" office:value-type="string">
                  <text:p text:style-name="P51">id<text:span text:style-name="T29">Empleado</text:span></text:p>
                </table:table-cell>
                <table:table-cell table:style-name="Táboa14.A2" office:value-type="string">
                  <text:p text:style-name="P52">Código <text:span text:style-name="T24">que identifica cada Itinerario</text:span></text:p>
                </table:table-cell>
                <table:table-cell table:style-name="Táboa14.A2" office:value-type="string">
                  <text:p text:style-name="P52">Numérico</text:p>
                </table:table-cell>
                <table:table-cell table:style-name="Táboa14.D2" office:value-type="string">
                  <text:p text:style-name="P53">Clave primaria <text:span text:style-name="T29">y foránea</text:span></text:p>
                </table:table-cell>
              </table:table-row>
              <table:table-row>
                <table:table-cell table:style-name="Táboa14.A2" office:value-type="string">
                  <text:p text:style-name="P54">idCargaFamiliar</text:p>
                </table:table-cell>
                <table:table-cell table:style-name="Táboa14.A2" office:value-type="string">
                  <text:p text:style-name="P54">Código que identifica la carga familiar</text:p>
                </table:table-cell>
                <table:table-cell table:style-name="Táboa14.A2" office:value-type="string">
                  <text:p text:style-name="P54">Numérico</text:p>
                </table:table-cell>
                <table:table-cell table:style-name="Táboa14.D2" office:value-type="string">
                  <text:p text:style-name="P55">Clave primaria y foránea</text:p>
                </table:table-cell>
              </table:table-row>
              <table:table-row>
                <table:table-cell table:style-name="Táboa14.A2" office:value-type="string">
                  <text:p text:style-name="P54">Parentesco</text:p>
                </table:table-cell>
                <table:table-cell table:style-name="Táboa14.A2" office:value-type="string">
                  <text:p text:style-name="P54">Relación con el empleado</text:p>
                </table:table-cell>
                <table:table-cell table:style-name="Táboa14.A2" office:value-type="string">
                  <text:p text:style-name="P54">texto</text:p>
                </table:table-cell>
                <table:table-cell table:style-name="Táboa14.D2" office:value-type="string">
                  <text:p text:style-name="P56"/>
                </table:table-cell>
              </table:table-row>
            </table:table>
            <text:p text:style-name="P49"><text:span text:style-name="T16">TABLA </text:span><text:span text:style-name="T28">Realiza</text:span><text:span text:style-name="T16">:</text:span> Contiene <text:span text:style-name="T23">información </text:span><text:span text:style-name="T27">sobre </text:span><text:span text:style-name="T20">las Contribuciones que realiza cada Empleado</text:span>.</text:p>
            <table:table table:name="Táboa17" table:style-name="Táboa17">
              <table:table-column table:style-name="Táboa17.A"/>
              <table:table-column table:style-name="Táboa17.B"/>
              <table:table-column table:style-name="Táboa17.C"/>
              <table:table-column table:style-name="Táboa17.D"/>
              <table:table-row>
                <table:table-cell table:style-name="Táboa17.A1" office:value-type="string">
                  <text:p text:style-name="P50">Nombre Columna</text:p>
                </table:table-cell>
                <table:table-cell table:style-name="Táboa17.A1" office:value-type="string">
                  <text:p text:style-name="P50">Descripción</text:p>
                </table:table-cell>
                <table:table-cell table:style-name="Táboa17.A1" office:value-type="string">
                  <text:p text:style-name="P50">Tipo dato</text:p>
                </table:table-cell>
                <table:table-cell table:style-name="Táboa17.D1" office:value-type="string">
                  <text:p text:style-name="P50">Restricciones</text:p>
                </table:table-cell>
              </table:table-row>
              <table:table-row>
                <table:table-cell table:style-name="Táboa17.A2" office:value-type="string">
                  <text:p text:style-name="P51">id<text:span text:style-name="T20">Contribucion</text:span></text:p>
                </table:table-cell>
                <table:table-cell table:style-name="Táboa17.A2" office:value-type="string">
                  <text:p text:style-name="P52">Código <text:span text:style-name="T24">que identifica cada Itinerario</text:span></text:p>
                </table:table-cell>
                <table:table-cell table:style-name="Táboa17.A2" office:value-type="string">
                  <text:p text:style-name="P52">Numérico</text:p>
                </table:table-cell>
                <table:table-cell table:style-name="Táboa17.D2" office:value-type="string">
                  <text:p text:style-name="P53">Clave primaria <text:span text:style-name="T29">y foránea</text:span></text:p>
                </table:table-cell>
              </table:table-row>
              <table:table-row>
                <table:table-cell table:style-name="Táboa17.A2" office:value-type="string">
                  <text:p text:style-name="P57">idEmpleado</text:p>
                </table:table-cell>
                <table:table-cell table:style-name="Táboa17.A2" office:value-type="string">
                  <text:p text:style-name="P54">Código que identifica al empleado</text:p>
                </table:table-cell>
                <table:table-cell table:style-name="Táboa17.A2" office:value-type="string">
                  <text:p text:style-name="P54">numérico</text:p>
                </table:table-cell>
                <table:table-cell table:style-name="Táboa17.D2" office:value-type="string">
                  <text:p text:style-name="P55">Clave primara y foránea</text:p>
                </table:table-cell>
              </table:table-row>
              <table:table-row>
                <table:table-cell table:style-name="Táboa17.A2" office:value-type="string">
                  <text:p text:style-name="P54">Fecha</text:p>
                </table:table-cell>
                <table:table-cell table:style-name="Táboa17.A2" office:value-type="string">
                  <text:p text:style-name="P54">Fecha en que se realiza la contribución</text:p>
                </table:table-cell>
                <table:table-cell table:style-name="Táboa17.A2" office:value-type="string">
                  <text:p text:style-name="P54">fecha</text:p>
                </table:table-cell>
                <table:table-cell table:style-name="Táboa17.D2" office:value-type="string">
                  <text:p text:style-name="P56"/>
                </table:table-cell>
              </table:table-row>
            </table:table>
            <text:p text:style-name="P58"><text:span text:style-name="T16">TABLA </text:span><text:span text:style-name="T30">Pertenece</text:span><text:span text:style-name="T16">:</text:span> Contiene <text:span text:style-name="T23">información </text:span><text:span text:style-name="T27">sobre </text:span><text:span text:style-name="T31">los Empleados que tiene cada Departamento</text:span>.</text:p>
            <table:table table:name="Táboa18" table:style-name="Táboa18">
              <table:table-column table:style-name="Táboa18.A"/>
              <table:table-column table:style-name="Táboa18.B"/>
              <table:table-column table:style-name="Táboa18.C"/>
              <table:table-column table:style-name="Táboa18.D"/>
              <table:table-row>
                <table:table-cell table:style-name="Táboa18.A1" office:value-type="string">
                  <text:p text:style-name="P59">Nombre Columna</text:p>
                </table:table-cell>
                <table:table-cell table:style-name="Táboa18.A1" office:value-type="string">
                  <text:p text:style-name="P59">Descripción</text:p>
                </table:table-cell>
                <table:table-cell table:style-name="Táboa18.A1" office:value-type="string">
                  <text:p text:style-name="P59">Tipo dato</text:p>
                </table:table-cell>
                <table:table-cell table:style-name="Táboa18.D1" office:value-type="string">
                  <text:p text:style-name="P59">Restricciones</text:p>
                </table:table-cell>
              </table:table-row>
              <table:table-row>
                <table:table-cell table:style-name="Táboa18.A2" office:value-type="string">
                  <text:p text:style-name="P60">id<text:span text:style-name="T31">Empleado</text:span></text:p>
                </table:table-cell>
                <table:table-cell table:style-name="Táboa18.A2" office:value-type="string">
                  <text:p text:style-name="P61">Código <text:span text:style-name="T24">que identifica </text:span><text:span text:style-name="T29">al Empleado</text:span></text:p>
                </table:table-cell>
                <table:table-cell table:style-name="Táboa18.A2" office:value-type="string">
                  <text:p text:style-name="P61">Numérico</text:p>
                </table:table-cell>
                <table:table-cell table:style-name="Táboa18.D2" office:value-type="string">
                  <text:p text:style-name="P62">Clave primaria <text:span text:style-name="T26">y foránea</text:span></text:p>
                </table:table-cell>
              </table:table-row>
              <table:table-row>
                <table:table-cell table:style-name="Táboa18.A2" office:value-type="string">
                  <text:p text:style-name="P63">idDepartamento</text:p>
                </table:table-cell>
                <table:table-cell table:style-name="Táboa18.A2" office:value-type="string">
                  <text:p text:style-name="P54">Código que identifica el Departamento</text:p>
                </table:table-cell>
                <table:table-cell table:style-name="Táboa18.A2" office:value-type="string">
                  <text:p text:style-name="P54">Numérico </text:p>
                </table:table-cell>
                <table:table-cell table:style-name="Táboa18.D2" office:value-type="string">
                  <text:p text:style-name="P64">Clave primaria y foránea</text:p>
                </table:table-cell>
              </table:table-row>
              <table:table-row>
                <table:table-cell table:style-name="Táboa18.A2" office:value-type="string">
                  <text:p text:style-name="P65">FechaContratacion</text:p>
                </table:table-cell>
                <table:table-cell table:style-name="Táboa18.A2" office:value-type="string">
                  <text:p text:style-name="P54">Fecha de entrada en el Departamento</text:p>
                </table:table-cell>
                <table:table-cell table:style-name="Táboa18.A2" office:value-type="string">
                  <text:p text:style-name="P54">Fecha</text:p>
                </table:table-cell>
                <table:table-cell table:style-name="Táboa18.D2" office:value-type="string">
                  <text:p text:style-name="P66"/>
                </table:table-cell>
              </table:table-row>
              <table:table-row>
                <table:table-cell table:style-name="Táboa18.A2" office:value-type="string">
                  <text:p text:style-name="P54">Cargo</text:p>
                </table:table-cell>
                <table:table-cell table:style-name="Táboa18.A2" office:value-type="string">
                  <text:p text:style-name="P54">Cargo dentro del Departamento</text:p>
                </table:table-cell>
                <table:table-cell table:style-name="Táboa18.A2" office:value-type="string">
                  <text:p text:style-name="P54">Texto</text:p>
                </table:table-cell>
                <table:table-cell table:style-name="Táboa18.D2" office:value-type="string">
                  <text:p text:style-name="P61"/>
                </table:table-cell>
              </table:table-row>
            </table:table>
            <text:p text:style-name="P67"><text:span text:style-name="T16">TABLA </text:span><text:span text:style-name="T32">Dirige</text:span><text:span text:style-name="T16">:</text:span> Contiene <text:span text:style-name="T23">información </text:span><text:span text:style-name="T27">sobre </text:span><text:span text:style-name="T31">l</text:span><text:span text:style-name="T33">as distintas direcciones de cada Departamento</text:span>.</text:p>
            <table:table table:name="Táboa19" table:style-name="Táboa19">
              <table:table-column table:style-name="Táboa19.A"/>
              <table:table-column table:style-name="Táboa19.B"/>
              <table:table-column table:style-name="Táboa19.C"/>
              <table:table-column table:style-name="Táboa19.D"/>
              <table:table-row>
                <table:table-cell table:style-name="Táboa19.A1" office:value-type="string">
                  <text:p text:style-name="P68">Nombre Columna</text:p>
                </table:table-cell>
                <table:table-cell table:style-name="Táboa19.A1" office:value-type="string">
                  <text:p text:style-name="P68">Descripción</text:p>
                </table:table-cell>
                <table:table-cell table:style-name="Táboa19.A1" office:value-type="string">
                  <text:p text:style-name="P68">Tipo dato</text:p>
                </table:table-cell>
                <table:table-cell table:style-name="Táboa19.D1" office:value-type="string">
                  <text:p text:style-name="P68">Restricciones</text:p>
                </table:table-cell>
              </table:table-row>
              <table:table-row>
                <table:table-cell table:style-name="Táboa19.A2" office:value-type="string">
                  <text:p text:style-name="P69">id<text:span text:style-name="T33">Departamento</text:span></text:p>
                </table:table-cell>
                <table:table-cell table:style-name="Táboa19.A2" office:value-type="string">
                  <text:p text:style-name="P70">Código <text:span text:style-name="T24">que identifica </text:span><text:span text:style-name="T29">el Departamento</text:span></text:p>
                </table:table-cell>
                <table:table-cell table:style-name="Táboa19.A2" office:value-type="string">
                  <text:p text:style-name="P70">Numérico</text:p>
                </table:table-cell>
                <table:table-cell table:style-name="Táboa19.D2" office:value-type="string">
                  <text:p text:style-name="P71">Clave primaria <text:span text:style-name="T26">y foránea</text:span></text:p>
                </table:table-cell>
              </table:table-row>
              <table:table-row>
                <table:table-cell table:style-name="Táboa19.A2" office:value-type="string">
                  <text:p text:style-name="P54">IdEmpleado</text:p>
                </table:table-cell>
                <table:table-cell table:style-name="Táboa19.A2" office:value-type="string">
                  <text:p text:style-name="P54">Empelado que es Director del Departamento</text:p>
                </table:table-cell>
                <table:table-cell table:style-name="Táboa19.A2" office:value-type="string">
                  <text:p text:style-name="P54">Numérico </text:p>
                </table:table-cell>
                <table:table-cell table:style-name="Táboa19.D2" office:value-type="string">
                  <text:p text:style-name="P72">Clave primaria <text:span text:style-name="T26">y foránea</text:span></text:p>
                </table:table-cell>
              </table:table-row>
              <table:table-row>
                <table:table-cell table:style-name="Táboa19.A2" office:value-type="string">
                  <text:p text:style-name="P54">InicioDireccion</text:p>
                </table:table-cell>
                <table:table-cell table:style-name="Táboa19.A2" office:value-type="string">
                  <text:p text:style-name="P54">Fecha de inicio de la direcci<text:span text:style-name="T26">ó</text:span>n del Departamento</text:p>
                </table:table-cell>
                <table:table-cell table:style-name="Táboa19.A2" office:value-type="string">
                  <text:p text:style-name="P54">Fecha </text:p>
                </table:table-cell>
                <table:table-cell table:style-name="Táboa19.D2" office:value-type="string">
                  <text:p text:style-name="P73"/>
                </table:table-cell>
              </table:table-row>
            </table:table>
            <text:p text:style-name="P67"><text:span text:style-name="T16">TABLA </text:span><text:span text:style-name="T32">Trabaja</text:span><text:span text:style-name="T16">:</text:span> Contiene <text:span text:style-name="T23">información </text:span><text:span text:style-name="T27">sobre </text:span><text:span text:style-name="T31">l</text:span><text:span text:style-name="T33">os distintos Proyecto en los que trabaja cada Empleado</text:span>.</text:p>
            <table:table table:name="Táboa20" table:style-name="Táboa20">
              <table:table-column table:style-name="Táboa20.A"/>
              <table:table-column table:style-name="Táboa20.B"/>
              <table:table-column table:style-name="Táboa20.C"/>
              <table:table-column table:style-name="Táboa20.D"/>
              <table:table-row>
                <table:table-cell table:style-name="Táboa20.A1" office:value-type="string">
                  <text:p text:style-name="P68">Nombre Columna</text:p>
                </table:table-cell>
                <table:table-cell table:style-name="Táboa20.A1" office:value-type="string">
                  <text:p text:style-name="P68">Descripción</text:p>
                </table:table-cell>
                <table:table-cell table:style-name="Táboa20.A1" office:value-type="string">
                  <text:p text:style-name="P68">Tipo dato</text:p>
                </table:table-cell>
                <table:table-cell table:style-name="Táboa20.D1" office:value-type="string">
                  <text:p text:style-name="P68">Restricciones</text:p>
                </table:table-cell>
              </table:table-row>
              <table:table-row>
                <table:table-cell table:style-name="Táboa20.A2" office:value-type="string">
                  <text:p text:style-name="P69">id<text:span text:style-name="T33">Proyecto</text:span></text:p>
                </table:table-cell>
                <table:table-cell table:style-name="Táboa20.A2" office:value-type="string">
                  <text:p text:style-name="P70">Código <text:span text:style-name="T24">que identifica </text:span><text:span text:style-name="T26">el Proyecto</text:span></text:p>
                </table:table-cell>
                <table:table-cell table:style-name="Táboa20.A2" office:value-type="string">
                  <text:p text:style-name="P70">Numérico</text:p>
                </table:table-cell>
                <table:table-cell table:style-name="Táboa20.D2" office:value-type="string">
                  <text:p text:style-name="P71">Clave primaria <text:span text:style-name="T26">y foránea</text:span></text:p>
                </table:table-cell>
              </table:table-row>
              <table:table-row>
                <table:table-cell table:style-name="Táboa20.A2" office:value-type="string">
                  <text:p text:style-name="P74">idEmpleado</text:p>
                </table:table-cell>
                <table:table-cell table:style-name="Táboa20.A2" office:value-type="string">
                  <text:p text:style-name="P39">Código que identifica al Empelado</text:p>
                </table:table-cell>
                <table:table-cell table:style-name="Táboa20.A2" office:value-type="string">
                  <text:p text:style-name="P39">Numérico</text:p>
                </table:table-cell>
                <table:table-cell table:style-name="Táboa20.D2" office:value-type="string">
                  <text:p text:style-name="P55">Clave primaria <text:span text:style-name="T26">y foránea</text:span></text:p>
                </table:table-cell>
              </table:table-row>
              <table:table-row>
                <table:table-cell table:style-name="Táboa20.A2" office:value-type="string">
                  <text:p text:style-name="P74">FechaContratacion</text:p>
                </table:table-cell>
                <table:table-cell table:style-name="Táboa20.A2" office:value-type="string">
                  <text:p text:style-name="P39">Fecha de contratación para el Proyecto</text:p>
                </table:table-cell>
                <table:table-cell table:style-name="Táboa20.A2" office:value-type="string">
                  <text:p text:style-name="P39">Fecha </text:p>
                </table:table-cell>
                <table:table-cell table:style-name="Táboa20.D2" office:value-type="string">
                  <text:p text:style-name="P73"/>
                </table:table-cell>
              </table:table-row>
            </table:table>
            <text:p text:style-name="P75"/>
            <text:p text:style-name="P76"><text:span text:style-name="T34">GRÁFICO</text:span><text:span text:style-name="T35">:</text:span></text:p>
            <text:p text:style-name="P77">SQLDeveloper permite obtener el diagrama del modelo entidad relación a partir de las tablas ya creadas con la información contenida en el Diccionario de Datos.</text:p>
          </table:table-cell>
        </table:table-row>
      </table:table>
      <text:p text:style-name="P3"/>
      <table:table table:name="Táboa3" table:style-name="Táboa3">
        <table:table-column table:style-name="Táboa3.A"/>
        <table:table-row>
          <table:table-cell table:style-name="Táboa3.A1" office:value-type="string">
            <text:p text:style-name="P78"><text:span text:style-name="T36">Criterios de puntuación</text:span>. <text:span text:style-name="T36">Total 10 puntos.</text:span></text:p>
          </table:table-cell>
        </table:table-row>
      </table:table>
      <text:p text:style-name="P79"/>
      <table:table table:name="Táboa4" table:style-name="Táboa4">
        <table:table-column table:style-name="Táboa4.A"/>
        <table:table-row>
          <table:table-cell table:style-name="Táboa4.A1" office:value-type="string">
            <text:list text:style-name="L2">
              <text:list-item>
                <text:p text:style-name="P80"><text:span text:style-name="T37">Ejercicio 1</text:span><text:span text:style-name="T8">:</text:span><text:tab/><text:span text:style-name="T38">8</text:span>,<text:span text:style-name="T39">00</text:span> puntos</text:p>
                <text:list>
                  <text:list-item>
                    <text:p text:style-name="P81"><text:soft-page-break/>Al ejecutar en el editor de SQL, debe funcionar.</text:p>
                  </text:list-item>
                  <text:list-item>
                    <text:p text:style-name="P81">Cada tabla con las restricciones y especificaciones: 1 punto</text:p>
                  </text:list-item>
                </text:list>
              </text:list-item>
              <text:list-item>
                <text:p text:style-name="P80"><text:span text:style-name="T40">Gráfico</text:span><text:span text:style-name="T8">:</text:span><text:tab/><text:span text:style-name="T38">2</text:span><text:span text:style-name="T39">,</text:span><text:span text:style-name="T38">0</text:span><text:span text:style-name="T39">0</text:span> puntos</text:p>
              </text:list-item>
            </text:list>
            <text:p text:style-name="P82">TOTAL: 10 puntos</text:p>
          </table:table-cell>
        </table:table-row>
      </table:table>
      <text:p text:style-name="P79"/>
      <table:table table:name="Táboa5" table:style-name="Táboa5">
        <table:table-column table:style-name="Táboa5.A"/>
        <table:table-row>
          <table:table-cell table:style-name="Táboa5.A1" office:value-type="string">
            <text:p text:style-name="P78"><text:span text:style-name="T41">Recursos necesarios para realizar la tarea</text:span>.</text:p>
          </table:table-cell>
        </table:table-row>
      </table:table>
      <text:p text:style-name="P83"/>
      <table:table table:name="Táboa6" table:style-name="Táboa6">
        <table:table-column table:style-name="Táboa6.A"/>
        <table:table-row>
          <table:table-cell table:style-name="Táboa6.A1" office:value-type="string">
            <text:list text:continue-numbering="true" text:style-name="L2">
              <text:list-item>
                <text:p text:style-name="P84">Ordenador personal con, al menos 1 Gigabyte de memoria RAM.</text:p>
              </text:list-item>
              <text:list-item>
                <text:p text:style-name="P84">Oracle Database 18c <text:span text:style-name="T39">XE instalado</text:span> (o versión posterior).</text:p>
              </text:list-item>
              <text:list-item>
                <text:p text:style-name="P85">SQLDeveloper opcional.</text:p>
              </text:list-item>
            </text:list>
          </table:table-cell>
        </table:table-row>
      </table:table>
      <text:p text:style-name="P83"/>
      <table:table table:name="Táboa7" table:style-name="Táboa7">
        <table:table-column table:style-name="Táboa7.A"/>
        <table:table-row>
          <table:table-cell table:style-name="Táboa7.A1" office:value-type="string">
            <text:p text:style-name="P86"><text:span text:style-name="T42">Consejos y recomendaciones</text:span>.</text:p>
          </table:table-cell>
        </table:table-row>
      </table:table>
      <text:p text:style-name="P87"/>
      <table:table table:name="Táboa8" table:style-name="Táboa8">
        <table:table-column table:style-name="Táboa8.A"/>
        <table:table-row>
          <table:table-cell table:style-name="Táboa8.A1" office:value-type="string">
            <text:list text:continue-numbering="true" text:style-name="L2">
              <text:list-item>
                <text:p text:style-name="P88">Para estos ejercicios tendrás que hacer uso de algunos operadores con los que aún no has trabajado, recuerda que en el apartado <text:span text:style-name="T8">Elementos del lenguaje. Normas de escritura</text:span> tienes un documento con los operadores más comunes.</text:p>
              </text:list-item>
              <text:list-item>
                <text:p text:style-name="P88">Aquí tienes un enlace que te puede servir: <text:s/><text:a xlink:type="simple" xlink:href="https://sarreplec.caib.es/pluginfile.php/9809/mod_resource/content/2/BD02_CONT_R25_01_elementosLenguaje.pdf" text:style-name="Internet_20_link" text:visited-style-name="Visited_20_Internet_20_Link">Operadores Oracle</text:a> </text:p>
              </text:list-item>
            </text:list>
          </table:table-cell>
        </table:table-row>
      </table:table>
      <text:p text:style-name="P87"/>
      <table:table table:name="Táboa9" table:style-name="Táboa9">
        <table:table-column table:style-name="Táboa9.A"/>
        <table:table-row>
          <table:table-cell table:style-name="Táboa9.A1" office:value-type="string">
            <text:p text:style-name="P89"><text:span text:style-name="T43">Indicaciones de entrega</text:span>.</text:p>
          </table:table-cell>
        </table:table-row>
      </table:table>
      <text:p text:style-name="P87"/>
      <table:table table:name="Táboa10" table:style-name="Táboa10">
        <table:table-column table:style-name="Táboa10.A"/>
        <table:table-row>
          <table:table-cell table:style-name="Táboa10.A1" office:value-type="string">
            <text:list text:continue-numbering="true" text:style-name="L2">
              <text:list-item>
                <text:p text:style-name="P90">Una vez realizada la tarea, elaborarás un único documento donde figuren las respuestas correspondientes. El envío se realizará a través de la plataforma de la forma establecida para ello, y el archivo se nombrará siguiendo las siguientes pautas:</text:p>
              </text:list-item>
            </text:list>
            <text:p text:style-name="P91">apellido1_apellido2_nombre_SIGxx_Tarea</text:p>
            <text:list text:continue-numbering="true" text:style-name="L2">
              <text:list-item>
                <text:p text:style-name="P90">Asegúrate <text:span text:style-name="T44">que el nombre no contenga la letra ñ, tildes ni caracteres especiales extraños. Así, por ejemplo, la alumna </text:span><text:span text:style-name="T45">Fulgencia </text:span><text:span text:style-name="T46">Berdeal</text:span><text:span text:style-name="T45"> </text:span><text:span text:style-name="T46">Outes</text:span><text:span text:style-name="T44"> para la primera unidad del MP de BD debería nombrar esta tarea como:</text:span></text:p>
              </text:list-item>
            </text:list>
            <text:p text:style-name="P91"><text:span text:style-name="T47">berdeal</text:span>_<text:span text:style-name="T47">outes</text:span>_fulgencia_BD0<text:span text:style-name="T39">2</text:span>_Tarea</text:p>
          </table:table-cell>
        </table:table-row>
      </table:table>
      <text:p text:style-name="P8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1" svg:font-family="Calibri" style:font-adornments="Estánd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Calibri1" fo:font-family="Calibri" style:font-style-name="Estándar" style:font-family-generic="swiss" style:font-pitch="variable" fo:font-size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loext:graphic-properties draw:fill="solid" draw:fill-color="#ffa07a" draw:fill-gradient-name="gradient" draw:fill-hatch-name="hatch"/>
      <style:paragraph-properties fo:background-color="#ffa07a" fo:padding="0.049cm" fo:border="0.74pt solid #000000" style:join-border="false"/>
      <style:text-properties fo:color="#ffffff" loext:opacity="100%" style:font-name="Lucida Sans1" officeooo:rsid="0019cead" officeooo:paragraph-rsid="0019cead"/>
    </style:style>
    <style:style style:name="MP2" style:family="paragraph" style:parent-style-name="Footer">
      <style:paragraph-properties fo:text-align="end" style:justify-single-word="false" fo:padding="0.049cm" fo:border-left="none" fo:border-right="none" fo:border-top="0.74pt solid #000000" fo:border-bottom="none" style:join-border="false"/>
      <style:text-properties officeooo:rsid="006be4c5" officeooo:paragraph-rsid="006be4c5"/>
    </style:style>
    <style:style style:name="MT1" style:family="text">
      <style:text-properties officeooo:rsid="0054c784"/>
    </style:style>
    <style:style style:name="MT2" style:family="text">
      <style:text-properties officeooo:rsid="00420b6f"/>
    </style:style>
    <style:style style:name="MT3" style:family="text">
      <style:text-properties officeooo:rsid="00d4746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D0<text:span text:style-name="MT1">2</text:span>. <text:span text:style-name="MT2">ENUNCIADO</text:span> TAREA <text:span text:style-name="MT3">ProyectosEmpleadosTEIS</text:span></text:p>
      </style:header>
      <style:footer>
        <text:p text:style-name="MP2">1</text:p>
      </style:footer>
      <style:footer-left>
        <text:p text:style-name="MP2"><text:bookmark-start text:name="PageNumWizard_FOOTER_Estilo de páxina predeterminado1"/>2<text:bookmark-end text:name="PageNumWizard_FOOTER_Estilo de páxina predeterminado1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22T18:04:04.684000000</meta:creation-date>
    <dc:date>2025-11-28T13:58:38.304389200</dc:date>
    <meta:editing-duration>PT7H24M15S</meta:editing-duration>
    <meta:editing-cycles>139</meta:editing-cycles>
    <meta:generator>LibreOffice/25.2.7.2$Windows_X86_64 LibreOffice_project/5cbfd1ab6520636bb5f7b99185aa69bd7456825d</meta:generator>
    <meta:document-statistic meta:table-count="20" meta:image-count="0" meta:object-count="0" meta:page-count="3" meta:paragraph-count="223" meta:word-count="1128" meta:character-count="7672" meta:non-whitespace-character-count="6779"/>
  </office:meta>
</office:document-meta>
</file>